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svg:font-family="'Sans serif'" style:font-family-generic="swiss"/>
    <style:font-face style:name="Sans-serif" svg:font-family="Sans-serif" style:font-family-generic="swiss"/>
    <style:font-face style:name="sans-serif" svg:font-family="sans-serif"/>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Sans-serif" fo:font-size="10.5pt" fo:font-weight="bold" officeooo:rsid="001fedb0" officeooo:paragraph-rsid="00166e49" style:font-size-asian="10.5pt" style:font-weight-asian="bold" style:font-size-complex="10.5pt" style:font-weight-complex="bold"/>
    </style:style>
    <style:style style:name="P2" style:family="paragraph" style:parent-style-name="Text_20_body">
      <style:paragraph-properties fo:margin-top="0cm" fo:margin-bottom="0cm" style:contextual-spacing="false" fo:orphans="2" fo:widows="2" fo:padding="0cm" fo:border="none"/>
      <style:text-properties style:font-name="Sans-serif" fo:font-size="11pt" fo:font-weight="normal" officeooo:rsid="001fedb0" officeooo:paragraph-rsid="00166e49" style:font-size-asian="11pt" style:font-weight-asian="normal" style:font-size-complex="11pt" style:font-weight-complex="normal"/>
    </style:style>
    <style:style style:name="P3"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2333f4" officeooo:paragraph-rsid="00166e49" style:font-size-asian="11pt" style:font-weight-asian="normal" style:font-size-complex="11pt" style:font-weight-complex="normal"/>
    </style:style>
    <style:style style:name="P4"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25e5cb" officeooo:paragraph-rsid="00166e49" style:font-size-asian="11pt" style:font-weight-asian="normal" style:font-size-complex="11pt" style:font-weight-complex="normal"/>
    </style:style>
    <style:style style:name="P5"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270a64" officeooo:paragraph-rsid="00166e49" style:font-size-asian="11pt" style:font-weight-asian="normal" style:font-size-complex="11pt" style:font-weight-complex="normal"/>
    </style:style>
    <style:style style:name="P6"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270a64" officeooo:paragraph-rsid="001ae56d" style:font-size-asian="11pt" style:font-weight-asian="normal" style:font-size-complex="11pt" style:font-weight-complex="normal"/>
    </style:style>
    <style:style style:name="P7" style:family="paragraph" style:parent-style-name="Text_20_body">
      <loext:graphic-properties draw:fill="none"/>
      <style:paragraph-properties fo:margin-top="0cm" fo:margin-bottom="0cm" style:contextual-spacing="false" fo:line-height="115%" fo:orphans="2" fo:widows="2" fo:background-color="transparent" fo:padding="0cm" fo:border="none"/>
      <style:text-properties style:font-name="Sans-serif" fo:font-size="11pt" fo:font-weight="normal" officeooo:rsid="0029049f" officeooo:paragraph-rsid="00166e49" style:font-size-asian="11pt" style:font-weight-asian="normal" style:font-size-complex="11pt" style:font-weight-complex="normal"/>
    </style:style>
    <style:style style:name="P8"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29049f" officeooo:paragraph-rsid="00166e49" style:font-size-asian="11pt" style:font-weight-asian="normal" style:font-size-complex="11pt" style:font-weight-complex="normal"/>
    </style:style>
    <style:style style:name="P9"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2d76f3" officeooo:paragraph-rsid="00166e49" style:font-size-asian="11pt" style:font-weight-asian="normal" style:font-size-complex="11pt" style:font-weight-complex="normal"/>
    </style:style>
    <style:style style:name="P10"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style:font-name="Sans-serif" fo:font-size="11pt" fo:font-weight="normal" officeooo:rsid="002d76f3" officeooo:paragraph-rsid="00166e49" style:font-size-asian="11pt" style:font-weight-asian="normal" style:font-size-complex="11pt" style:font-weight-complex="normal"/>
    </style:style>
    <style:style style:name="P11"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style:font-name="Sans-serif" fo:font-weight="normal" officeooo:rsid="00270a64" officeooo:paragraph-rsid="00166e49" style:font-weight-asian="normal" style:font-weight-complex="normal"/>
    </style:style>
    <style:style style:name="P12"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weight="normal" officeooo:rsid="00270a64" officeooo:paragraph-rsid="00166e49" style:font-weight-asian="normal" style:font-weight-complex="normal"/>
    </style:style>
    <style:style style:name="P13"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weight="normal" officeooo:rsid="00270a64" officeooo:paragraph-rsid="001ae56d" style:font-weight-asian="normal" style:font-weight-complex="normal"/>
    </style:style>
    <style:style style:name="P14"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officeooo:paragraph-rsid="00166e49"/>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202122" loext:opacity="100%" style:font-name="Sans-serif" fo:font-size="16pt" fo:letter-spacing="normal" fo:font-style="normal" fo:font-weight="bold" officeooo:rsid="00403f7d" officeooo:paragraph-rsid="00166e49" style:font-size-asian="16pt" style:font-size-complex="16pt"/>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0pt" fo:letter-spacing="normal" fo:font-style="normal" fo:font-weight="bold" officeooo:paragraph-rsid="00166e49" style:font-size-asian="10pt" style:font-size-complex="10pt"/>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0pt" fo:letter-spacing="normal" fo:font-style="normal" fo:font-weight="bold" officeooo:rsid="00403f7d" officeooo:paragraph-rsid="00166e49" style:font-size-asian="10pt" style:font-size-complex="10pt"/>
    </style:style>
    <style:style style:name="P18" style:family="paragraph" style:parent-style-name="Text_20_body">
      <loext:graphic-properties draw:fill="none"/>
      <style:paragraph-properties fo:margin-left="2.6cm" fo:margin-right="0cm" fo:margin-top="0cm" fo:margin-bottom="0cm" style:contextual-spacing="false" fo:line-height="115%" fo:orphans="2" fo:widows="2" fo:text-indent="-0.6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12a9" officeooo:paragraph-rsid="003e7c18" style:font-size-asian="10pt" style:font-size-complex="10pt"/>
    </style:style>
    <style:style style:name="P19" style:family="paragraph" style:parent-style-name="Text_20_body">
      <loext:graphic-properties draw:fill="none"/>
      <style:paragraph-properties fo:margin-left="2.6cm" fo:margin-right="0cm" fo:margin-top="0cm" fo:margin-bottom="0cm" style:contextual-spacing="false" fo:line-height="115%" fo:orphans="2" fo:widows="2" fo:text-indent="-0.6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12a9" officeooo:paragraph-rsid="00417b3f" style:font-size-asian="10pt" style:font-size-complex="10pt"/>
    </style:style>
    <style:style style:name="P20" style:family="paragraph" style:parent-style-name="Text_20_body">
      <style:paragraph-properties fo:margin-top="0cm" fo:margin-bottom="0cm" style:contextual-spacing="false" fo:orphans="2" fo:widows="2" fo:padding="0cm" fo:border="none">
        <style:tab-stops>
          <style:tab-stop style:position="0.829cm"/>
        </style:tab-stops>
      </style:paragraph-properties>
      <style:text-properties fo:font-variant="normal" fo:text-transform="none" fo:color="#202122" loext:opacity="100%" style:font-name="Sans-serif" fo:font-size="10pt" fo:letter-spacing="normal" fo:font-style="normal" fo:font-weight="normal" officeooo:rsid="00347d60" officeooo:paragraph-rsid="003939dd" style:font-size-asian="10pt" style:font-size-complex="10pt"/>
    </style:style>
    <style:style style:name="P21" style:family="paragraph" style:parent-style-name="Text_20_body">
      <style:paragraph-properties fo:margin-top="0cm" fo:margin-bottom="0cm" style:contextual-spacing="false" fo:orphans="2" fo:widows="2" fo:padding="0cm" fo:border="none">
        <style:tab-stops>
          <style:tab-stop style:position="0.829cm"/>
        </style:tab-stops>
      </style:paragraph-properties>
      <style:text-properties fo:font-variant="normal" fo:text-transform="none" fo:color="#202122" loext:opacity="100%" style:font-name="Sans-serif" fo:font-size="10pt" fo:letter-spacing="normal" fo:font-style="normal" fo:font-weight="normal" officeooo:rsid="00347d60" officeooo:paragraph-rsid="003e7c18" style:font-size-asian="10pt" style:font-size-complex="10pt"/>
    </style:style>
    <style:style style:name="P22" style:family="paragraph" style:parent-style-name="Text_20_body">
      <style:paragraph-properties fo:margin-top="0cm" fo:margin-bottom="0cm" style:contextual-spacing="false" fo:orphans="2" fo:widows="2" fo:padding="0cm" fo:border="none">
        <style:tab-stops>
          <style:tab-stop style:position="0.829cm"/>
        </style:tab-stops>
      </style:paragraph-properties>
      <style:text-properties fo:font-variant="normal" fo:text-transform="none" fo:color="#202122" loext:opacity="100%" style:font-name="Sans-serif" fo:font-size="10pt" fo:letter-spacing="normal" fo:font-style="normal" fo:font-weight="normal" officeooo:rsid="00347d60" officeooo:paragraph-rsid="00417b3f" style:font-size-asian="10pt" style:font-size-complex="10pt"/>
    </style:style>
    <style:style style:name="P23" style:family="paragraph" style:parent-style-name="Text_20_body">
      <loext:graphic-properties draw:fill="none"/>
      <style:paragraph-properties fo:margin-left="1.799cm" fo:margin-right="0cm" fo:margin-top="0cm" fo:margin-bottom="0cm" style:contextual-spacing="false" fo:line-height="115%" fo:orphans="2" fo:widows="2" fo:text-indent="-0.7cm" style:auto-text-indent="false" fo:background-color="transparent" fo:padding="0cm" fo:border="none"/>
      <style:text-properties fo:font-variant="normal" fo:text-transform="none" fo:color="#202122" loext:opacity="100%" style:font-name="Sans-serif" fo:font-size="11pt" fo:letter-spacing="normal" fo:font-style="normal" fo:font-weight="bold" officeooo:rsid="0030a650" officeooo:paragraph-rsid="00166e49" style:font-size-asian="11pt" style:font-weight-asian="bold" style:font-size-complex="11pt" style:font-weight-complex="bold"/>
    </style:style>
    <style:style style:name="P24"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fo:font-weight="bold" officeooo:rsid="0035141d" officeooo:paragraph-rsid="0035141d" style:font-size-asian="11pt" style:font-weight-asian="bold" style:font-size-complex="11pt" style:font-weight-complex="bold"/>
    </style:style>
    <style:style style:name="P25" style:family="paragraph" style:parent-style-name="Text_20_body">
      <loext:graphic-properties draw:fill="none"/>
      <style:paragraph-properties fo:margin-left="1.799cm" fo:margin-right="0cm" fo:margin-top="0cm" fo:margin-bottom="0cm" style:contextual-spacing="false" fo:line-height="115%" fo:orphans="2" fo:widows="2" fo:text-indent="0.199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a67b6" officeooo:paragraph-rsid="00166e49" style:font-size-asian="11pt" style:font-style-asian="normal" style:font-weight-asian="bold" style:font-size-complex="11pt" style:font-style-complex="normal" style:font-weight-complex="bold"/>
    </style:style>
    <style:style style:name="P26"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a67b6" officeooo:paragraph-rsid="00166e49" style:font-size-asian="11pt" style:font-style-asian="italic" style:font-weight-asian="bold" style:font-size-complex="11pt" style:font-style-complex="italic" style:font-weight-complex="bold"/>
    </style:style>
    <style:style style:name="P27" style:family="paragraph" style:parent-style-name="Text_20_body">
      <loext:graphic-properties draw:fill="none"/>
      <style:paragraph-properties fo:margin-left="2.4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a67b6" officeooo:paragraph-rsid="00166e49" style:font-size-asian="11pt" style:font-style-asian="italic" style:font-weight-asian="normal" style:font-size-complex="11pt" style:font-style-complex="italic" style:font-weight-complex="normal"/>
    </style:style>
    <style:style style:name="P28" style:family="paragraph" style:parent-style-name="Text_20_body">
      <loext:graphic-properties draw:fill="none"/>
      <style:paragraph-properties fo:margin-left="1.799cm" fo:margin-right="0cm" fo:margin-top="0cm" fo:margin-bottom="0cm" style:contextual-spacing="false" fo:line-height="115%" fo:orphans="2" fo:widows="2" fo:text-indent="0.199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a67b6" officeooo:paragraph-rsid="00166e49" style:font-size-asian="11pt" style:font-style-asian="italic" style:font-weight-asian="normal" style:font-size-complex="11pt" style:font-style-complex="italic" style:font-weight-complex="normal"/>
    </style:style>
    <style:style style:name="P29"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a67b6" officeooo:paragraph-rsid="00166e49" style:font-size-asian="11pt" style:font-style-asian="italic" style:font-weight-asian="normal" style:font-size-complex="11pt" style:font-style-complex="italic" style:font-weight-complex="normal"/>
    </style:style>
    <style:style style:name="P30" style:family="paragraph" style:parent-style-name="Text_20_body">
      <loext:graphic-properties draw:fill="none"/>
      <style:paragraph-properties fo:margin-left="1.799cm" fo:margin-right="0cm" fo:margin-top="0cm" fo:margin-bottom="0cm" style:contextual-spacing="false" fo:line-height="115%" fo:orphans="2" fo:widows="2" fo:text-indent="0.199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31" style:family="paragraph" style:parent-style-name="Text_20_body">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32"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33" style:family="paragraph" style:parent-style-name="Text_20_body">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3921f" officeooo:paragraph-rsid="0032649d" style:font-size-asian="11pt" style:font-style-asian="normal" style:font-weight-asian="normal" style:font-size-complex="11pt" style:font-style-complex="normal" style:font-weight-complex="normal"/>
    </style:style>
    <style:style style:name="P34" style:family="paragraph" style:parent-style-name="Text_20_body">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3921f" officeooo:paragraph-rsid="0033921f" style:font-size-asian="11pt" style:font-style-asian="normal" style:font-weight-asian="normal" style:font-size-complex="11pt" style:font-style-complex="normal" style:font-weight-complex="normal"/>
    </style:style>
    <style:style style:name="P35" style:family="paragraph" style:parent-style-name="Text_20_body">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4bda9" officeooo:paragraph-rsid="0034bda9" style:font-size-asian="11pt" style:font-style-asian="normal" style:font-weight-asian="normal" style:font-size-complex="11pt" style:font-style-complex="normal" style:font-weight-complex="normal"/>
    </style:style>
    <style:style style:name="P36"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4bda9" officeooo:paragraph-rsid="0034bda9" style:font-size-asian="11pt" style:font-style-asian="normal" style:font-weight-asian="normal" style:font-size-complex="11pt" style:font-style-complex="normal" style:font-weight-complex="normal"/>
    </style:style>
    <style:style style:name="P37"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style:text-underline-style="none" fo:font-weight="normal" officeooo:rsid="0035141d" officeooo:paragraph-rsid="0035141d" style:font-size-asian="11pt" style:font-style-asian="normal" style:font-weight-asian="normal" style:font-size-complex="11pt" style:font-style-complex="normal" style:font-weight-complex="normal"/>
    </style:style>
    <style:style style:name="P38"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style:text-underline-style="none" fo:font-weight="normal" officeooo:rsid="003612a9" officeooo:paragraph-rsid="003612a9" style:font-size-asian="11pt" style:font-style-asian="normal" style:font-weight-asian="normal" style:font-size-complex="11pt" style:font-style-complex="normal" style:font-weight-complex="normal"/>
    </style:style>
    <style:style style:name="P39"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style:text-underline-style="none" fo:font-weight="normal" officeooo:rsid="003612a9" officeooo:paragraph-rsid="0036a6c8" style:font-size-asian="11pt" style:font-style-asian="normal" style:font-weight-asian="normal" style:font-size-complex="11pt" style:font-style-complex="normal" style:font-weight-complex="normal"/>
    </style:style>
    <style:style style:name="P40"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style:text-underline-style="none" fo:font-weight="normal" officeooo:rsid="003612a9" officeooo:paragraph-rsid="0036cdc9" style:font-size-asian="11pt" style:font-style-asian="normal" style:font-weight-asian="normal" style:font-size-complex="11pt" style:font-style-complex="normal" style:font-weight-complex="normal"/>
    </style:style>
    <style:style style:name="P41"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style:text-underline-style="none" fo:font-weight="normal" officeooo:rsid="003612a9" officeooo:paragraph-rsid="003e44bc" style:font-size-asian="11pt" style:font-style-asian="normal" style:font-weight-asian="normal" style:font-size-complex="11pt" style:font-style-complex="normal" style:font-weight-complex="normal"/>
    </style:style>
    <style:style style:name="P42"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style:text-underline-style="none" fo:font-weight="normal" officeooo:rsid="003612a9" officeooo:paragraph-rsid="00405fdb" style:font-size-asian="11pt" style:font-style-asian="normal" style:font-weight-asian="normal" style:font-size-complex="11pt" style:font-style-complex="normal" style:font-weight-complex="normal"/>
    </style:style>
    <style:style style:name="P43" style:family="paragraph" style:parent-style-name="Text_20_body">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italic" style:text-underline-style="none" fo:font-weight="normal" officeooo:rsid="0032649d" officeooo:paragraph-rsid="0032649d" style:font-size-asian="11pt" style:font-style-asian="italic" style:font-weight-asian="normal" style:font-size-complex="11pt" style:font-style-complex="italic" style:font-weight-complex="normal"/>
    </style:style>
    <style:style style:name="P44" style:family="paragraph" style:parent-style-name="Text_20_body">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italic" style:text-underline-style="none" fo:font-weight="normal" officeooo:rsid="0033921f" officeooo:paragraph-rsid="0033921f" style:font-size-asian="11pt" style:font-style-asian="italic" style:font-weight-asian="normal" style:font-size-complex="11pt" style:font-style-complex="italic" style:font-weight-complex="normal"/>
    </style:style>
    <style:style style:name="P45" style:family="paragraph" style:parent-style-name="Text_20_body">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italic" style:text-underline-style="none" fo:font-weight="normal" officeooo:rsid="0034bda9" officeooo:paragraph-rsid="0034bda9" style:font-size-asian="11pt" style:font-style-asian="italic" style:font-weight-asian="normal" style:font-size-complex="11pt" style:font-style-complex="italic" style:font-weight-complex="normal"/>
    </style:style>
    <style:style style:name="P46"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fo:font-variant="normal" fo:text-transform="none" fo:color="#202122" loext:opacity="100%" style:font-name="sans-serif" fo:font-size="11pt" fo:letter-spacing="normal" fo:font-style="normal" fo:font-weight="normal" officeooo:rsid="002516d2" officeooo:paragraph-rsid="00166e49" style:font-size-asian="11pt" style:font-weight-asian="normal" style:font-size-complex="11pt" style:font-weight-complex="normal"/>
    </style:style>
    <style:style style:name="P47" style:family="paragraph" style:parent-style-name="Text_20_body">
      <loext:graphic-properties draw:fill="none"/>
      <style:paragraph-properties fo:margin-left="1.1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serif" fo:font-size="11pt" fo:letter-spacing="normal" fo:font-style="normal" fo:font-weight="normal" officeooo:rsid="002516d2" officeooo:paragraph-rsid="00166e49" style:font-size-asian="11pt" style:font-weight-asian="normal" style:font-size-complex="11pt" style:font-weight-complex="normal"/>
    </style:style>
    <style:style style:name="P48"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fo:font-weight="bold" officeooo:paragraph-rsid="0035141d" style:font-size-asian="11pt" style:font-weight-asian="bold" style:font-size-complex="11pt" style:font-weight-complex="bold"/>
    </style:style>
    <style:style style:name="P49"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fo:font-weight="bold" officeooo:rsid="0035141d" officeooo:paragraph-rsid="003612a9" style:font-size-asian="11pt" style:font-weight-asian="bold" style:font-size-complex="11pt" style:font-weight-complex="bold"/>
    </style:style>
    <style:style style:name="P50"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fo:font-weight="bold" officeooo:rsid="0035141d" officeooo:paragraph-rsid="0036a6c8" style:font-size-asian="11pt" style:font-weight-asian="bold" style:font-size-complex="11pt" style:font-weight-complex="bold"/>
    </style:style>
    <style:style style:name="P51"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fo:font-weight="bold" officeooo:rsid="0035141d" officeooo:paragraph-rsid="0036cdc9" style:font-size-asian="11pt" style:font-weight-asian="bold" style:font-size-complex="11pt" style:font-weight-complex="bold"/>
    </style:style>
    <style:style style:name="P52"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fo:font-weight="bold" officeooo:rsid="0035141d" officeooo:paragraph-rsid="003e44bc" style:font-size-asian="11pt" style:font-weight-asian="bold" style:font-size-complex="11pt" style:font-weight-complex="bold"/>
    </style:style>
    <style:style style:name="P53"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fo:font-weight="bold" officeooo:rsid="0035141d" officeooo:paragraph-rsid="00405fdb" style:font-size-asian="11pt" style:font-weight-asian="bold" style:font-size-complex="11pt" style:font-weight-complex="bold"/>
    </style:style>
    <style:style style:name="P54"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style:text-underline-style="none" fo:font-weight="normal" officeooo:rsid="0037f9cd" officeooo:paragraph-rsid="0036cdc9" style:font-size-asian="11pt" style:font-style-asian="normal" style:font-weight-asian="normal" style:font-size-complex="11pt" style:font-style-complex="normal" style:font-weight-complex="normal"/>
    </style:style>
    <style:style style:name="P55"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style:text-underline-style="none" fo:font-weight="normal" officeooo:rsid="003e7c18" officeooo:paragraph-rsid="003e44bc" style:font-size-asian="11pt" style:font-style-asian="normal" style:font-weight-asian="normal" style:font-size-complex="11pt" style:font-style-complex="normal" style:font-weight-complex="normal"/>
    </style:style>
    <style:style style:name="P56"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style:font-name="Sans serif" fo:font-size="11pt" fo:letter-spacing="normal" fo:font-style="normal" style:text-underline-style="none" fo:font-weight="bold" officeooo:rsid="0035141d" officeooo:paragraph-rsid="0036cdc9" style:font-size-asian="11pt" style:font-style-asian="normal" style:font-weight-asian="bold" style:font-size-complex="11pt" style:font-style-complex="normal" style:font-weight-complex="bold"/>
    </style:style>
    <style:style style:name="P57"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fo:font-variant="normal" fo:text-transform="none" fo:color="#202122" loext:opacity="100%" fo:font-size="11pt" fo:letter-spacing="normal" fo:font-style="normal" fo:font-weight="bold" officeooo:paragraph-rsid="0035141d" style:font-size-asian="11pt" style:font-weight-asian="bold" style:font-size-complex="11pt" style:font-weight-complex="bold"/>
    </style:style>
    <style:style style:name="P58" style:family="paragraph" style:parent-style-name="Text_20_body">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officeooo:paragraph-rsid="00166e49"/>
    </style:style>
    <style:style style:name="P59" style:family="paragraph" style:parent-style-name="Standard">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officeooo:paragraph-rsid="0036cdc9"/>
    </style:style>
    <style:style style:name="P60"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officeooo:paragraph-rsid="0036cdc9"/>
    </style:style>
    <style:style style:name="P61"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officeooo:paragraph-rsid="0035141d"/>
    </style:style>
    <style:style style:name="P62" style:family="paragraph" style:parent-style-name="Text_20_body">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officeooo:paragraph-rsid="0035141d"/>
    </style:style>
    <style:style style:name="P63"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officeooo:paragraph-rsid="003612a9"/>
    </style:style>
    <style:style style:name="P64"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officeooo:paragraph-rsid="0036a6c8"/>
    </style:style>
    <style:style style:name="P65"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officeooo:paragraph-rsid="003e44bc"/>
    </style:style>
    <style:style style:name="P66" style:family="paragraph" style:parent-style-name="Text_20_body">
      <loext:graphic-properties draw:fill="none"/>
      <style:paragraph-properties fo:margin-left="1.099cm" fo:margin-right="0cm" fo:margin-top="0cm" fo:margin-bottom="0cm" style:contextual-spacing="false" fo:line-height="115%" fo:orphans="2" fo:widows="2" fo:text-indent="0cm" style:auto-text-indent="false" fo:background-color="transparent" fo:padding="0cm" fo:border="none"/>
      <style:text-properties officeooo:paragraph-rsid="00405fdb"/>
    </style:style>
    <style:style style:name="P67"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0pt" fo:letter-spacing="normal" fo:font-style="normal" fo:font-weight="normal" officeooo:paragraph-rsid="00166e49" style:font-size-asian="10pt" style:font-weight-asian="normal" style:font-size-complex="10pt" style:font-weight-complex="normal"/>
    </style:style>
    <style:style style:name="P68" style:family="paragraph" style:parent-style-name="Text_20_body" style:list-style-name="L1">
      <style:paragraph-properties fo:margin-top="0cm" fo:margin-bottom="0cm" style:contextual-spacing="false" fo:orphans="2" fo:widows="2" fo:padding="0cm" fo:border="none">
        <style:tab-stops>
          <style:tab-stop style:position="0.088cm"/>
        </style:tab-stops>
      </style:paragraph-properties>
      <style:text-properties fo:font-variant="normal" fo:text-transform="none" fo:color="#202122" loext:opacity="100%" style:font-name="Sans-serif" fo:font-size="10pt" fo:letter-spacing="normal" fo:font-style="normal" fo:font-weight="normal" officeooo:rsid="001f90ff" officeooo:paragraph-rsid="00166e49" style:font-size-asian="10pt" style:font-weight-asian="normal" style:font-size-complex="10pt" style:font-weight-complex="normal"/>
    </style:style>
    <style:style style:name="P69" style:family="paragraph" style:parent-style-name="Text_20_body" style:list-style-name="L1">
      <style:paragraph-properties fo:margin-top="0cm" fo:margin-bottom="0cm" style:contextual-spacing="false" fo:orphans="2" fo:widows="2" fo:padding="0cm" fo:border="none">
        <style:tab-stops>
          <style:tab-stop style:position="0.194cm"/>
        </style:tab-stops>
      </style:paragraph-properties>
      <style:text-properties fo:font-variant="normal" fo:text-transform="none" fo:color="#202122" loext:opacity="100%" style:font-name="Sans-serif" fo:font-size="10pt" fo:letter-spacing="normal" fo:font-style="normal" fo:font-weight="normal" officeooo:rsid="001f90ff" officeooo:paragraph-rsid="00166e49" style:font-size-asian="10pt" style:font-size-complex="10pt"/>
    </style:style>
    <style:style style:name="P70" style:family="paragraph" style:parent-style-name="Text_20_body" style:list-style-name="L1">
      <style:paragraph-properties fo:margin-top="0cm" fo:margin-bottom="0cm" style:contextual-spacing="false" fo:orphans="2" fo:widows="2" fo:padding="0cm" fo:border="none">
        <style:tab-stops>
          <style:tab-stop style:position="0.088cm"/>
        </style:tab-stops>
      </style:paragraph-properties>
      <style:text-properties fo:font-variant="normal" fo:text-transform="none" fo:color="#202122" loext:opacity="100%" style:font-name="Sans-serif" fo:font-size="10pt" fo:letter-spacing="normal" fo:font-style="normal" fo:font-weight="normal" officeooo:rsid="001f90ff" officeooo:paragraph-rsid="00166e49" style:font-size-asian="10pt" style:font-size-complex="10pt"/>
    </style:style>
    <style:style style:name="P71" style:family="paragraph" style:parent-style-name="Text_20_body" style:list-style-name="L1">
      <loext:graphic-properties draw:fill="none"/>
      <style:paragraph-properties fo:margin-top="0cm" fo:margin-bottom="0cm" style:contextual-spacing="false" fo:line-height="115%" fo:orphans="2" fo:widows="2" fo:background-color="transparent" fo:padding="0cm" fo:border="none">
        <style:tab-stops>
          <style:tab-stop style:position="0.088cm"/>
        </style:tab-stops>
      </style:paragraph-properties>
      <style:text-properties fo:font-variant="normal" fo:text-transform="none" fo:color="#202122" loext:opacity="100%" style:font-name="Sans-serif" fo:font-size="10pt" fo:letter-spacing="normal" fo:font-style="normal" fo:font-weight="normal" officeooo:rsid="001f90ff" officeooo:paragraph-rsid="00166e49" style:font-size-asian="10pt" style:font-size-complex="10pt"/>
    </style:style>
    <style:style style:name="P72" style:family="paragraph" style:parent-style-name="Text_20_body" style:list-style-name="L1">
      <style:paragraph-properties fo:margin-top="0cm" fo:margin-bottom="0cm" style:contextual-spacing="false" fo:orphans="2" fo:widows="2" fo:padding="0cm" fo:border="none">
        <style:tab-stops>
          <style:tab-stop style:position="0.194cm"/>
        </style:tab-stops>
      </style:paragraph-properties>
      <style:text-properties fo:font-variant="normal" fo:text-transform="none" fo:color="#202122" loext:opacity="100%" style:font-name="Sans-serif" fo:font-size="10pt" fo:letter-spacing="normal" fo:font-style="normal" fo:font-weight="normal" officeooo:paragraph-rsid="00166e49" style:font-size-asian="10pt" style:font-size-complex="10pt"/>
    </style:style>
    <style:style style:name="P73"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0pt" fo:letter-spacing="normal" fo:font-style="normal" fo:font-weight="normal" officeooo:paragraph-rsid="00166e49" style:font-size-asian="10pt" style:font-size-complex="10pt"/>
    </style:style>
    <style:style style:name="P74"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0pt" fo:letter-spacing="normal" fo:font-style="normal" fo:font-weight="normal" officeooo:rsid="002d76f3" officeooo:paragraph-rsid="00166e49" style:font-size-asian="10pt" style:font-size-complex="10pt"/>
    </style:style>
    <style:style style:name="P75" style:family="paragraph" style:parent-style-name="Text_20_body" style:list-style-name="L1">
      <style:paragraph-properties fo:margin-top="0cm" fo:margin-bottom="0cm" style:contextual-spacing="false" fo:orphans="2" fo:widows="2" fo:padding="0cm" fo:border="none">
        <style:tab-stops>
          <style:tab-stop style:position="0.564cm"/>
        </style:tab-stops>
      </style:paragraph-properties>
      <style:text-properties fo:font-variant="normal" fo:text-transform="none" fo:color="#202122" loext:opacity="100%" style:font-name="Sans-serif" fo:font-size="10pt" fo:letter-spacing="normal" fo:font-style="normal" fo:font-weight="normal" officeooo:rsid="00308ceb" officeooo:paragraph-rsid="00166e49" style:font-size-asian="10pt" style:font-size-complex="10pt"/>
    </style:style>
    <style:style style:name="P76" style:family="paragraph" style:parent-style-name="Text_20_body" style:list-style-name="L1" style:master-page-name="">
      <loext:graphic-properties draw:fill="none"/>
      <style:paragraph-properties fo:margin-left="2.6cm" fo:margin-right="0cm" fo:margin-top="0cm" fo:margin-bottom="0cm" style:contextual-spacing="false" fo:line-height="115%" fo:orphans="2" fo:widows="2" fo:text-indent="-0.6cm" style:auto-text-indent="false" style:page-number="auto"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12a9" officeooo:paragraph-rsid="003612a9" style:font-size-asian="10pt" style:font-size-complex="10pt"/>
    </style:style>
    <style:style style:name="P77" style:family="paragraph" style:parent-style-name="Text_20_body" style:list-style-name="L1">
      <loext:graphic-properties draw:fill="none"/>
      <style:paragraph-properties fo:margin-left="2cm" fo:margin-right="0cm" fo:margin-top="0cm" fo:margin-bottom="0cm" style:contextual-spacing="false" fo:line-height="115%" fo:orphans="2" fo:widows="2" fo:text-indent="0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12a9" officeooo:paragraph-rsid="003612a9" style:font-size-asian="10pt" style:font-size-complex="10pt"/>
    </style:style>
    <style:style style:name="P78" style:family="paragraph" style:parent-style-name="Text_20_body" style:list-style-name="L1">
      <loext:graphic-properties draw:fill="none"/>
      <style:paragraph-properties fo:margin-left="2cm" fo:margin-right="0cm" fo:margin-top="0cm" fo:margin-bottom="0cm" style:contextual-spacing="false" fo:line-height="115%" fo:orphans="2" fo:widows="2" fo:text-indent="0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12a9" officeooo:paragraph-rsid="003fc3e2" style:font-size-asian="10pt" style:font-size-complex="10pt"/>
    </style:style>
    <style:style style:name="P79" style:family="paragraph" style:parent-style-name="Text_20_body" style:list-style-name="L1">
      <loext:graphic-properties draw:fill="none"/>
      <style:paragraph-properties fo:margin-left="2.6cm" fo:margin-right="0cm" fo:margin-top="0cm" fo:margin-bottom="0cm" style:contextual-spacing="false" fo:line-height="115%" fo:orphans="2" fo:widows="2" fo:text-indent="-0.6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12a9" officeooo:paragraph-rsid="003fc3e2" style:font-size-asian="10pt" style:font-size-complex="10pt"/>
    </style:style>
    <style:style style:name="P80" style:family="paragraph" style:parent-style-name="Text_20_body" style:list-style-name="L1">
      <loext:graphic-properties draw:fill="none"/>
      <style:paragraph-properties fo:margin-left="2.6cm" fo:margin-right="0cm" fo:margin-top="0cm" fo:margin-bottom="0cm" style:contextual-spacing="false" fo:line-height="115%" fo:orphans="2" fo:widows="2" fo:text-indent="-0.6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12a9" officeooo:paragraph-rsid="0040247c" style:font-size-asian="10pt" style:font-size-complex="10pt"/>
    </style:style>
    <style:style style:name="P81" style:family="paragraph" style:parent-style-name="Text_20_body" style:list-style-name="L1">
      <loext:graphic-properties draw:fill="none"/>
      <style:paragraph-properties fo:margin-left="2cm" fo:margin-right="0cm" fo:margin-top="0cm" fo:margin-bottom="0cm" style:contextual-spacing="false" fo:line-height="115%" fo:orphans="2" fo:widows="2" fo:text-indent="0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6cdc9" officeooo:paragraph-rsid="003fc3e2" style:font-size-asian="10pt" style:font-size-complex="10pt"/>
    </style:style>
    <style:style style:name="P82" style:family="paragraph" style:parent-style-name="Text_20_body" style:list-style-name="L1">
      <loext:graphic-properties draw:fill="none"/>
      <style:paragraph-properties fo:margin-left="2cm" fo:margin-right="0cm" fo:margin-top="0cm" fo:margin-bottom="0cm" style:contextual-spacing="false" fo:line-height="115%" fo:orphans="2" fo:widows="2" fo:text-indent="0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939dd" officeooo:paragraph-rsid="003939dd" style:font-size-asian="10pt" style:font-size-complex="10pt"/>
    </style:style>
    <style:style style:name="P83" style:family="paragraph" style:parent-style-name="Text_20_body" style:list-style-name="L1" style:master-page-name="">
      <loext:graphic-properties draw:fill="none"/>
      <style:paragraph-properties fo:margin-left="2.6cm" fo:margin-right="0cm" fo:margin-top="0cm" fo:margin-bottom="0cm" style:contextual-spacing="false" fo:line-height="115%" fo:orphans="2" fo:widows="2" fo:text-indent="-0.6cm" style:auto-text-indent="false" style:page-number="auto"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7fc77" officeooo:paragraph-rsid="00166e49" style:font-size-asian="10pt" style:font-size-complex="10pt"/>
    </style:style>
    <style:style style:name="P84" style:family="paragraph" style:parent-style-name="Text_20_body" style:list-style-name="L1">
      <loext:graphic-properties draw:fill="none"/>
      <style:paragraph-properties fo:margin-left="2.6cm" fo:margin-right="0cm" fo:margin-top="0cm" fo:margin-bottom="0cm" style:contextual-spacing="false" fo:line-height="115%" fo:orphans="2" fo:widows="2" fo:text-indent="-0.6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37fc77" officeooo:paragraph-rsid="00166e49" style:font-size-asian="10pt" style:font-size-complex="10pt"/>
    </style:style>
    <style:style style:name="P85" style:family="paragraph" style:parent-style-name="Text_20_body" style:list-style-name="L1">
      <loext:graphic-properties draw:fill="none"/>
      <style:paragraph-properties fo:margin-left="2.6cm" fo:margin-right="0cm" fo:margin-top="0cm" fo:margin-bottom="0cm" style:contextual-spacing="false" fo:line-height="115%" fo:orphans="2" fo:widows="2" fo:text-indent="-0.6cm" style:auto-text-indent="false" fo:background-color="transparent" fo:padding="0cm" fo:border="none">
        <style:tab-stops>
          <style:tab-stop style:position="0.088cm"/>
          <style:tab-stop style:position="0.512cm"/>
        </style:tab-stops>
      </style:paragraph-properties>
      <style:text-properties fo:font-variant="normal" fo:text-transform="none" fo:color="#202122" loext:opacity="100%" style:font-name="Sans-serif" fo:font-size="10pt" fo:letter-spacing="normal" fo:font-style="normal" fo:font-weight="normal" officeooo:rsid="004603e1" officeooo:paragraph-rsid="004603e1" style:font-size-asian="10pt" style:font-size-complex="10pt"/>
    </style:style>
    <style:style style:name="P86"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0pt" fo:letter-spacing="normal" fo:font-style="normal" fo:font-weight="bold" officeooo:rsid="001f90ff" officeooo:paragraph-rsid="00166e49" style:font-size-asian="10pt" style:font-size-complex="10pt"/>
    </style:style>
    <style:style style:name="P87" style:family="paragraph" style:parent-style-name="Text_20_body" style:list-style-name="L1" style:master-page-name="">
      <style:paragraph-properties fo:margin-top="0cm" fo:margin-bottom="0cm" style:contextual-spacing="false" fo:orphans="2" fo:widows="2" style:page-number="auto" fo:padding="0cm" fo:border="none"/>
      <style:text-properties fo:font-variant="normal" fo:text-transform="none" fo:color="#202122" loext:opacity="100%" style:font-name="Sans-serif" fo:font-size="10pt" fo:letter-spacing="normal" fo:font-style="normal" fo:font-weight="bold" officeooo:rsid="001f90ff" officeooo:paragraph-rsid="00166e49" style:font-size-asian="10pt" style:font-size-complex="10pt"/>
    </style:style>
    <style:style style:name="P88" style:family="paragraph" style:parent-style-name="Text_20_body" style:list-style-name="L2" style:master-page-name="">
      <loext:graphic-properties draw:fill="none"/>
      <style:paragraph-properties fo:margin-left="2.499cm" fo:margin-right="0cm" fo:margin-top="0cm" fo:margin-bottom="0cm" style:contextual-spacing="false" fo:line-height="115%" fo:orphans="2" fo:widows="2" fo:text-indent="-0.7cm" style:auto-text-indent="false" style:page-number="auto" fo:background-color="transparent" fo:padding="0cm" fo:border="none">
        <style:tab-stops>
          <style:tab-stop style:position="0.564cm"/>
        </style:tab-stops>
      </style:paragraph-properties>
      <style:text-properties fo:font-variant="normal" fo:text-transform="none" fo:color="#202122" loext:opacity="100%" style:font-name="Sans-serif" fo:font-size="11pt" fo:letter-spacing="normal" fo:font-style="normal" fo:font-weight="bold" officeooo:rsid="00319701" officeooo:paragraph-rsid="00166e49" style:font-size-asian="11pt" style:font-weight-asian="bold" style:font-size-complex="11pt" style:font-weight-complex="bold"/>
    </style:style>
    <style:style style:name="P89" style:family="paragraph" style:parent-style-name="Text_20_body" style:list-style-name="L2">
      <loext:graphic-properties draw:fill="none"/>
      <style:paragraph-properties fo:margin-left="1.799cm" fo:margin-right="0cm" fo:margin-top="0cm" fo:margin-bottom="0cm" style:contextual-spacing="false" fo:line-height="115%" fo:orphans="2" fo:widows="2" fo:text-indent="-0.7cm" style:auto-text-indent="false" fo:background-color="transparent" fo:padding="0cm" fo:border="none"/>
      <style:text-properties fo:font-variant="normal" fo:text-transform="none" fo:color="#202122" loext:opacity="100%" style:font-name="Sans-serif" fo:font-size="11pt" fo:letter-spacing="normal" fo:font-style="normal" fo:font-weight="bold" officeooo:rsid="0037fc77" officeooo:paragraph-rsid="00166e49" style:font-size-asian="11pt" style:font-weight-asian="bold" style:font-size-complex="11pt" style:font-weight-complex="bold"/>
    </style:style>
    <style:style style:name="P90" style:family="paragraph" style:parent-style-name="Text_20_body" style:list-style-name="L2" style:master-page-name="">
      <loext:graphic-properties draw:fill="none"/>
      <style:paragraph-properties fo:margin-left="2.499cm" fo:margin-right="0cm" fo:margin-top="0cm" fo:margin-bottom="0cm" style:contextual-spacing="false" fo:line-height="115%" fo:orphans="2" fo:widows="2" fo:text-indent="0cm" style:auto-text-indent="false" style:page-number="auto"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41ad08" officeooo:paragraph-rsid="0041ad08" style:font-size-asian="11pt" style:font-style-asian="italic" style:font-weight-asian="normal" style:font-size-complex="11pt" style:font-style-complex="italic" style:font-weight-complex="normal"/>
    </style:style>
    <style:style style:name="P91" style:family="paragraph" style:parent-style-name="Text_20_body" style:list-style-name="L2">
      <loext:graphic-properties draw:fill="none"/>
      <style:paragraph-properties fo:margin-left="1.799cm" fo:margin-right="0cm" fo:margin-top="0cm" fo:margin-bottom="0cm" style:contextual-spacing="false" fo:line-height="115%" fo:orphans="2" fo:widows="2" fo:text-indent="0.199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92" style:family="paragraph" style:parent-style-name="Text_20_body" style:list-style-name="L7">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93" style:family="paragraph" style:parent-style-name="Text_20_body" style:list-style-name="L8">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94" style:family="paragraph" style:parent-style-name="Text_20_body" style:list-style-name="L11">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95" style:family="paragraph" style:parent-style-name="Text_20_body" style:list-style-name="L12">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2649d" officeooo:paragraph-rsid="0032649d" style:font-size-asian="11pt" style:font-style-asian="normal" style:font-weight-asian="normal" style:font-size-complex="11pt" style:font-style-complex="normal" style:font-weight-complex="normal"/>
    </style:style>
    <style:style style:name="P96" style:family="paragraph" style:parent-style-name="Text_20_body" style:list-style-name="L9">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3921f" officeooo:paragraph-rsid="0033921f" style:font-size-asian="11pt" style:font-style-asian="normal" style:font-weight-asian="normal" style:font-size-complex="11pt" style:font-style-complex="normal" style:font-weight-complex="normal"/>
    </style:style>
    <style:style style:name="P97" style:family="paragraph" style:parent-style-name="Text_20_body" style:list-style-name="L10">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3921f" officeooo:paragraph-rsid="0033921f" style:font-size-asian="11pt" style:font-style-asian="normal" style:font-weight-asian="normal" style:font-size-complex="11pt" style:font-style-complex="normal" style:font-weight-complex="normal"/>
    </style:style>
    <style:style style:name="P98" style:family="paragraph" style:parent-style-name="Text_20_body" style:list-style-name="L10">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4bda9" officeooo:paragraph-rsid="0034bda9" style:font-size-asian="11pt" style:font-style-asian="normal" style:font-weight-asian="normal" style:font-size-complex="11pt" style:font-style-complex="normal" style:font-weight-complex="normal"/>
    </style:style>
    <style:style style:name="P99" style:family="paragraph" style:parent-style-name="Text_20_body" style:list-style-name="L14">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4bda9" officeooo:paragraph-rsid="0034bda9" style:font-size-asian="11pt" style:font-style-asian="normal" style:font-weight-asian="normal" style:font-size-complex="11pt" style:font-style-complex="normal" style:font-weight-complex="normal"/>
    </style:style>
    <style:style style:name="P100" style:family="paragraph" style:parent-style-name="Text_20_body" style:list-style-name="L15">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normal" officeooo:rsid="0034bda9" officeooo:paragraph-rsid="0034bda9" style:font-size-asian="11pt" style:font-style-asian="normal" style:font-weight-asian="normal" style:font-size-complex="11pt" style:font-style-complex="normal" style:font-weight-complex="normal"/>
    </style:style>
    <style:style style:name="P101"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199cm" style:auto-text-indent="false" style:page-number="auto"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1d9023" officeooo:paragraph-rsid="001d9023" style:font-size-asian="11pt" style:font-style-asian="normal" style:font-weight-asian="bold" style:font-size-complex="11pt" style:font-style-complex="normal" style:font-weight-complex="bold"/>
    </style:style>
    <style:style style:name="P102" style:family="paragraph" style:parent-style-name="Text_20_body" style:list-style-name="L2">
      <loext:graphic-properties draw:fill="none"/>
      <style:paragraph-properties fo:margin-left="1.799cm" fo:margin-right="0cm" fo:margin-top="0cm" fo:margin-bottom="0cm" style:contextual-spacing="false" fo:line-height="115%" fo:orphans="2" fo:widows="2" fo:text-indent="0.199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1d9023" officeooo:paragraph-rsid="001d9023" style:font-size-asian="11pt" style:font-style-asian="normal" style:font-weight-asian="bold" style:font-size-complex="11pt" style:font-style-complex="normal" style:font-weight-complex="bold"/>
    </style:style>
    <style:style style:name="P103" style:family="paragraph" style:parent-style-name="Text_20_body" style:list-style-name="L2">
      <loext:graphic-properties draw:fill="none"/>
      <style:paragraph-properties fo:margin-left="1.799cm" fo:margin-right="0cm" fo:margin-top="0cm" fo:margin-bottom="0cm" style:contextual-spacing="false" fo:line-height="115%" fo:orphans="2" fo:widows="2" fo:text-indent="0.199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1e5eec" officeooo:paragraph-rsid="001e5eec" style:font-size-asian="11pt" style:font-style-asian="normal" style:font-weight-asian="bold" style:font-size-complex="11pt" style:font-style-complex="normal" style:font-weight-complex="bold"/>
    </style:style>
    <style:style style:name="P104" style:family="paragraph" style:parent-style-name="Text_20_body" style:list-style-name="L7">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2649d" officeooo:paragraph-rsid="0032649d" style:font-size-asian="11pt" style:font-style-asian="normal" style:font-weight-asian="bold" style:font-size-complex="11pt" style:font-style-complex="normal" style:font-weight-complex="bold"/>
    </style:style>
    <style:style style:name="P105" style:family="paragraph" style:parent-style-name="Text_20_body" style:list-style-name="L8">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2649d" officeooo:paragraph-rsid="0032649d" style:font-size-asian="11pt" style:font-style-asian="normal" style:font-weight-asian="bold" style:font-size-complex="11pt" style:font-style-complex="normal" style:font-weight-complex="bold"/>
    </style:style>
    <style:style style:name="P106" style:family="paragraph" style:parent-style-name="Text_20_body" style:list-style-name="L11">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2649d" officeooo:paragraph-rsid="0032649d" style:font-size-asian="11pt" style:font-style-asian="normal" style:font-weight-asian="bold" style:font-size-complex="11pt" style:font-style-complex="normal" style:font-weight-complex="bold"/>
    </style:style>
    <style:style style:name="P107" style:family="paragraph" style:parent-style-name="Text_20_body" style:list-style-name="L12">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2649d" officeooo:paragraph-rsid="0032649d" style:font-size-asian="11pt" style:font-style-asian="normal" style:font-weight-asian="bold" style:font-size-complex="11pt" style:font-style-complex="normal" style:font-weight-complex="bold"/>
    </style:style>
    <style:style style:name="P108" style:family="paragraph" style:parent-style-name="Text_20_body" style:list-style-name="L9">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3921f" officeooo:paragraph-rsid="0033921f" style:font-size-asian="11pt" style:font-style-asian="normal" style:font-weight-asian="bold" style:font-size-complex="11pt" style:font-style-complex="normal" style:font-weight-complex="bold"/>
    </style:style>
    <style:style style:name="P109" style:family="paragraph" style:parent-style-name="Text_20_body" style:list-style-name="L10">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3921f" officeooo:paragraph-rsid="0033921f" style:font-size-asian="11pt" style:font-style-asian="normal" style:font-weight-asian="bold" style:font-size-complex="11pt" style:font-style-complex="normal" style:font-weight-complex="bold"/>
    </style:style>
    <style:style style:name="P110" style:family="paragraph" style:parent-style-name="Text_20_body" style:list-style-name="L13">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ae48d" officeooo:paragraph-rsid="003ae48d" style:font-size-asian="11pt" style:font-style-asian="normal" style:font-weight-asian="bold" style:font-size-complex="11pt" style:font-style-complex="normal" style:font-weight-complex="bold"/>
    </style:style>
    <style:style style:name="P111" style:family="paragraph" style:parent-style-name="Text_20_body" style:list-style-name="L15">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4bda9" officeooo:paragraph-rsid="0034bda9" style:font-size-asian="11pt" style:font-style-asian="normal" style:font-weight-asian="bold" style:font-size-complex="11pt" style:font-style-complex="normal" style:font-weight-complex="bold"/>
    </style:style>
    <style:style style:name="P112" style:family="paragraph" style:parent-style-name="Text_20_body" style:list-style-name="L16">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4bda9" officeooo:paragraph-rsid="0034bda9" style:font-size-asian="11pt" style:font-style-asian="normal" style:font-weight-asian="bold" style:font-size-complex="11pt" style:font-style-complex="normal" style:font-weight-complex="bold"/>
    </style:style>
    <style:style style:name="P113"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none" fo:font-weight="bold" officeooo:rsid="003a67b6" officeooo:paragraph-rsid="00166e49" style:font-size-asian="11pt" style:font-style-asian="italic" style:font-weight-asian="bold" style:font-size-complex="11pt" style:font-style-complex="italic" style:font-weight-complex="bold"/>
    </style:style>
    <style:style style:name="P114" style:family="paragraph" style:parent-style-name="Text_20_body" style:list-style-name="L2">
      <loext:graphic-properties draw:fill="none"/>
      <style:paragraph-properties fo:margin-left="1.799cm" fo:margin-right="0cm" fo:margin-top="0cm" fo:margin-bottom="0cm" style:contextual-spacing="false" fo:line-height="115%" fo:orphans="2" fo:widows="2" fo:text-indent="-0.7cm" style:auto-text-indent="false" fo:background-color="transparent" fo:padding="0cm" fo:border="none"/>
      <style:text-properties fo:font-variant="normal" fo:text-transform="none" fo:color="#202122" loext:opacity="100%" style:font-name="Sans-serif" fo:font-size="11pt" fo:letter-spacing="normal" fo:font-style="normal" fo:font-weight="normal" officeooo:rsid="002d76f3" officeooo:paragraph-rsid="00166e49" style:font-size-asian="11pt" style:font-weight-asian="normal" style:font-size-complex="11pt" style:font-weight-complex="normal"/>
    </style:style>
    <style:style style:name="P115" style:family="paragraph" style:parent-style-name="Text_20_body" style:list-style-name="L7">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solid" style:text-underline-width="auto" style:text-underline-color="font-color" fo:font-weight="normal" officeooo:rsid="0032649d" officeooo:paragraph-rsid="0032649d" style:font-size-asian="11pt" style:font-style-asian="normal" style:font-weight-asian="normal" style:font-size-complex="11pt" style:font-style-complex="normal" style:font-weight-complex="normal"/>
    </style:style>
    <style:style style:name="P116" style:family="paragraph" style:parent-style-name="Text_20_body" style:list-style-name="L8">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solid" style:text-underline-width="auto" style:text-underline-color="font-color" fo:font-weight="normal" officeooo:rsid="0032649d" officeooo:paragraph-rsid="0032649d" style:font-size-asian="11pt" style:font-style-asian="normal" style:font-weight-asian="normal" style:font-size-complex="11pt" style:font-style-complex="normal" style:font-weight-complex="normal"/>
    </style:style>
    <style:style style:name="P117" style:family="paragraph" style:parent-style-name="Text_20_body" style:list-style-name="L12">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solid" style:text-underline-width="auto" style:text-underline-color="font-color" fo:font-weight="normal" officeooo:rsid="0032649d" officeooo:paragraph-rsid="0032649d" style:font-size-asian="11pt" style:font-style-asian="normal" style:font-weight-asian="normal" style:font-size-complex="11pt" style:font-style-complex="normal" style:font-weight-complex="normal"/>
    </style:style>
    <style:style style:name="P118" style:family="paragraph" style:parent-style-name="Text_20_body" style:list-style-name="L11">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solid" style:text-underline-width="auto" style:text-underline-color="font-color" fo:font-weight="normal" officeooo:rsid="0033921f" officeooo:paragraph-rsid="0033921f" style:font-size-asian="11pt" style:font-style-asian="normal" style:font-weight-asian="normal" style:font-size-complex="11pt" style:font-style-complex="normal" style:font-weight-complex="normal"/>
    </style:style>
    <style:style style:name="P119" style:family="paragraph" style:parent-style-name="Text_20_body" style:list-style-name="L15">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solid" style:text-underline-width="auto" style:text-underline-color="font-color" fo:font-weight="normal" officeooo:rsid="0034bda9" officeooo:paragraph-rsid="0034bda9" style:font-size-asian="11pt" style:font-style-asian="normal" style:font-weight-asian="normal" style:font-size-complex="11pt" style:font-style-complex="normal" style:font-weight-complex="normal"/>
    </style:style>
    <style:style style:name="P120" style:family="paragraph" style:parent-style-name="Text_20_body" style:list-style-name="L16">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normal" style:text-underline-style="solid" style:text-underline-width="auto" style:text-underline-color="font-color" fo:font-weight="normal" officeooo:rsid="0034bda9" officeooo:paragraph-rsid="0034bda9" style:font-size-asian="11pt" style:font-style-asian="normal" style:font-weight-asian="normal" style:font-size-complex="11pt" style:font-style-complex="normal" style:font-weight-complex="normal"/>
    </style:style>
    <style:style style:name="P121" style:family="paragraph" style:parent-style-name="Text_20_body" style:list-style-name="L7">
      <loext:graphic-properties draw:fill="none"/>
      <style:paragraph-properties fo:margin-left="1.799cm" fo:margin-right="0cm" fo:margin-top="0cm" fo:margin-bottom="0cm" style:contextual-spacing="false" fo:line-height="115%" fo:orphans="2" fo:widows="2" fo:text-indent="0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fo:font-variant="normal" fo:text-transform="none" fo:color="#202122" loext:opacity="100%" style:font-name="Sans-serif" fo:font-size="11pt" fo:letter-spacing="normal" fo:font-style="italic" style:text-underline-style="none" fo:font-weight="normal" officeooo:rsid="0032649d" officeooo:paragraph-rsid="0032649d" style:font-size-asian="11pt" style:font-style-asian="italic" style:font-weight-asian="normal" style:font-size-complex="11pt" style:font-style-complex="italic" style:font-weight-complex="normal"/>
    </style:style>
    <style:style style:name="P122" style:family="paragraph" style:parent-style-name="Text_20_body" style:list-style-name="L1">
      <style:paragraph-properties fo:margin-top="0cm" fo:margin-bottom="0cm" style:contextual-spacing="false" fo:orphans="2" fo:widows="2" fo:padding="0cm" fo:border="none">
        <style:tab-stops>
          <style:tab-stop style:position="0.088cm"/>
        </style:tab-stops>
      </style:paragraph-properties>
      <style:text-properties style:font-name="Sans-serif" fo:font-size="10pt" officeooo:paragraph-rsid="00166e49" style:font-size-asian="10pt" style:font-size-complex="10pt"/>
    </style:style>
    <style:style style:name="P123" style:family="paragraph" style:parent-style-name="Text_20_body" style:list-style-name="L2">
      <style:paragraph-properties fo:margin-top="0cm" fo:margin-bottom="0cm" style:contextual-spacing="false" fo:orphans="2" fo:widows="2" fo:padding="0cm" fo:border="none"/>
      <style:text-properties style:font-name="Sans-serif" fo:font-size="10pt" fo:font-weight="normal" officeooo:paragraph-rsid="00166e49" style:font-size-asian="10pt" style:font-weight-asian="normal" style:font-size-complex="10pt" style:font-weight-complex="normal"/>
    </style:style>
    <style:style style:name="P124" style:family="paragraph" style:parent-style-name="Text_20_body" style:list-style-name="L3">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0pt" fo:font-weight="normal" officeooo:rsid="002333f4" officeooo:paragraph-rsid="001ae56d" style:font-size-asian="10pt" style:font-weight-asian="normal" style:font-size-complex="10pt" style:font-weight-complex="normal"/>
    </style:style>
    <style:style style:name="P125" style:family="paragraph" style:parent-style-name="Text_20_body" style:list-style-name="L2">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0pt" fo:font-weight="normal" officeooo:rsid="002e67bc" officeooo:paragraph-rsid="002e67bc" style:font-size-asian="10pt" style:font-weight-asian="normal" style:font-size-complex="10pt" style:font-weight-complex="normal"/>
    </style:style>
    <style:style style:name="P126" style:family="paragraph" style:parent-style-name="Text_20_body" style:list-style-name="L4">
      <loext:graphic-properties draw:fill="none"/>
      <style:paragraph-properties fo:margin-top="0cm" fo:margin-bottom="0cm" style:contextual-spacing="false" fo:line-height="115%" fo:orphans="2" fo:widows="2" fo:background-color="transparent" fo:padding="0cm" fo:border="none"/>
      <style:text-properties style:font-name="Sans-serif" fo:font-size="10pt" fo:font-weight="normal" officeooo:rsid="002e67bc" officeooo:paragraph-rsid="002e67bc" style:font-size-asian="10pt" style:font-weight-asian="normal" style:font-size-complex="10pt" style:font-weight-complex="normal"/>
    </style:style>
    <style:style style:name="P127" style:family="paragraph" style:parent-style-name="Text_20_body" style:list-style-name="L4">
      <loext:graphic-properties draw:fill="none"/>
      <style:paragraph-properties fo:margin-top="0cm" fo:margin-bottom="0cm" style:contextual-spacing="false" fo:line-height="115%" fo:orphans="2" fo:widows="2" fo:background-color="transparent" fo:padding="0cm" fo:border="none"/>
      <style:text-properties style:font-name="Sans-serif" fo:font-size="10pt" fo:font-weight="normal" officeooo:rsid="00320f17" officeooo:paragraph-rsid="00320f17" style:font-size-asian="10pt" style:font-weight-asian="normal" style:font-size-complex="10pt" style:font-weight-complex="normal"/>
    </style:style>
    <style:style style:name="P128" style:family="paragraph" style:parent-style-name="Text_20_body" style:list-style-name="L5">
      <loext:graphic-properties draw:fill="none"/>
      <style:paragraph-properties fo:margin-top="0cm" fo:margin-bottom="0cm" style:contextual-spacing="false" fo:line-height="115%" fo:orphans="2" fo:widows="2" fo:background-color="transparent" fo:padding="0cm" fo:border="none"/>
      <style:text-properties style:font-name="Sans-serif" fo:font-size="10pt" fo:font-weight="normal" officeooo:rsid="002fba86" officeooo:paragraph-rsid="002fba86" style:font-size-asian="10pt" style:font-weight-asian="normal" style:font-size-complex="10pt" style:font-weight-complex="normal"/>
    </style:style>
    <style:style style:name="P129" style:family="paragraph" style:parent-style-name="Text_20_body" style:list-style-name="L5">
      <loext:graphic-properties draw:fill="none"/>
      <style:paragraph-properties fo:margin-top="0cm" fo:margin-bottom="0cm" style:contextual-spacing="false" fo:line-height="115%" fo:orphans="2" fo:widows="2" fo:background-color="transparent" fo:padding="0cm" fo:border="none"/>
      <style:text-properties style:font-name="Sans-serif" fo:font-size="10pt" fo:font-weight="normal" officeooo:rsid="003c9d2b" officeooo:paragraph-rsid="003c9d2b" style:font-size-asian="10pt" style:font-weight-asian="normal" style:font-size-complex="10pt" style:font-weight-complex="normal"/>
    </style:style>
    <style:style style:name="P130" style:family="paragraph" style:parent-style-name="Text_20_body" style:list-style-name="L5">
      <loext:graphic-properties draw:fill="none"/>
      <style:paragraph-properties fo:margin-top="0cm" fo:margin-bottom="0cm" style:contextual-spacing="false" fo:line-height="115%" fo:orphans="2" fo:widows="2" fo:background-color="transparent" fo:padding="0cm" fo:border="none"/>
      <style:text-properties style:font-name="Sans-serif" fo:font-size="10pt" fo:font-weight="normal" officeooo:rsid="0029e2e3" officeooo:paragraph-rsid="00166e49" style:font-size-asian="10pt" style:font-weight-asian="normal" style:font-size-complex="10pt" style:font-weight-complex="normal"/>
    </style:style>
    <style:style style:name="P131" style:family="paragraph" style:parent-style-name="Text_20_body" style:list-style-name="L2">
      <style:paragraph-properties fo:margin-top="0cm" fo:margin-bottom="0cm" style:contextual-spacing="false" fo:orphans="2" fo:widows="2" fo:padding="0cm" fo:border="none"/>
      <style:text-properties style:font-name="Sans-serif" fo:font-size="11pt" fo:font-weight="bold" officeooo:rsid="001fedb0" officeooo:paragraph-rsid="00166e49" style:font-size-asian="11pt" style:font-weight-asian="bold" style:font-size-complex="11pt" style:font-weight-complex="bold"/>
    </style:style>
    <style:style style:name="P132"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ext-properties style:font-name="Sans-serif" fo:font-size="11pt" fo:font-weight="bold" officeooo:rsid="001fedb0" officeooo:paragraph-rsid="00166e49" style:font-size-asian="11pt" style:font-weight-asian="bold" style:font-size-complex="11pt" style:font-weight-complex="bold"/>
    </style:style>
    <style:style style:name="P133"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ext-properties style:font-name="Sans-serif" fo:font-size="11pt" fo:font-weight="bold" officeooo:rsid="002333f4" officeooo:paragraph-rsid="00166e49" style:font-size-asian="11pt" style:font-weight-asian="bold" style:font-size-complex="11pt" style:font-weight-complex="bold"/>
    </style:style>
    <style:style style:name="P134"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ext-properties style:font-name="Sans-serif" fo:font-size="11pt" fo:font-weight="bold" officeooo:rsid="0025e5cb" officeooo:paragraph-rsid="00166e49" style:font-size-asian="11pt" style:font-weight-asian="bold" style:font-size-complex="11pt" style:font-weight-complex="bold"/>
    </style:style>
    <style:style style:name="P135"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ext-properties style:font-name="Sans-serif" fo:font-size="11pt" fo:font-weight="bold" officeooo:rsid="00270a64" officeooo:paragraph-rsid="00166e49" style:font-size-asian="11pt" style:font-weight-asian="bold" style:font-size-complex="11pt" style:font-weight-complex="bold"/>
    </style:style>
    <style:style style:name="P136"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ext-properties style:font-name="Sans-serif" fo:font-size="11pt" fo:font-weight="bold" officeooo:rsid="0029049f" officeooo:paragraph-rsid="00166e49" style:font-size-asian="11pt" style:font-weight-asian="bold" style:font-size-complex="11pt" style:font-weight-complex="bold"/>
    </style:style>
    <style:style style:name="P137" style:family="paragraph" style:parent-style-name="Text_20_body" style:list-style-name="L2">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303238" officeooo:paragraph-rsid="00303238" style:font-size-asian="11pt" style:font-weight-asian="normal" style:font-size-complex="11pt" style:font-weight-complex="normal"/>
    </style:style>
    <style:style style:name="P138" style:family="paragraph" style:parent-style-name="Text_20_body" style:list-style-name="L2">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size="11pt" fo:font-weight="normal" officeooo:rsid="00319701" officeooo:paragraph-rsid="00166e49" style:font-size-asian="11pt" style:font-weight-asian="normal" style:font-size-complex="11pt" style:font-weight-complex="normal"/>
    </style:style>
    <style:style style:name="P139" style:family="paragraph" style:parent-style-name="Text_20_body" style:list-style-name="L2">
      <loext:graphic-properties draw:fill="none"/>
      <style:paragraph-properties fo:margin-left="0cm" fo:margin-right="0cm" fo:margin-top="0cm" fo:margin-bottom="0cm" style:contextual-spacing="false" fo:line-height="115%" fo:orphans="2" fo:widows="2" fo:text-indent="0cm" style:auto-text-indent="false" fo:background-color="transparent" fo:padding="0cm" fo:border="none"/>
      <style:text-properties style:font-name="Sans-serif" fo:font-size="11pt" fo:font-weight="normal" officeooo:rsid="002d76f3" officeooo:paragraph-rsid="00166e49" style:font-size-asian="11pt" style:font-weight-asian="normal" style:font-size-complex="11pt" style:font-weight-complex="normal"/>
    </style:style>
    <style:style style:name="P140" style:family="paragraph" style:parent-style-name="Text_20_body" style:list-style-name="L2">
      <style:paragraph-properties fo:margin-top="0cm" fo:margin-bottom="0cm" style:contextual-spacing="false" fo:orphans="2" fo:widows="2" fo:padding="0cm" fo:border="none"/>
      <style:text-properties style:font-name="Sans-serif" fo:font-size="11pt" officeooo:rsid="001fedb0" officeooo:paragraph-rsid="00166e49" style:font-size-asian="11pt" style:font-size-complex="11pt"/>
    </style:style>
    <style:style style:name="P141"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ext-properties style:font-name="Sans-serif" officeooo:rsid="00270a64" officeooo:paragraph-rsid="00166e49"/>
    </style:style>
    <style:style style:name="P142"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199cm" style:auto-text-indent="false" style:page-number="auto" fo:background-color="transparent" fo:padding="0cm" fo:border="none"/>
      <style:text-properties style:font-name="Sans-serif" officeooo:rsid="00270a64" officeooo:paragraph-rsid="00166e49"/>
    </style:style>
    <style:style style:name="P143"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ext-properties style:font-name="Sans-serif" officeooo:rsid="0029049f" officeooo:paragraph-rsid="00166e49"/>
    </style:style>
    <style:style style:name="P144" style:family="paragraph" style:parent-style-name="Text_20_body" style:list-style-name="L2">
      <loext:graphic-properties draw:fill="none"/>
      <style:paragraph-properties fo:margin-left="1.9cm" fo:margin-right="0cm" fo:margin-top="0cm" fo:margin-bottom="0cm" style:contextual-spacing="false" fo:line-height="115%" fo:orphans="2" fo:widows="2" fo:text-indent="-0.7cm" style:auto-text-indent="false" fo:background-color="transparent" fo:padding="0cm" fo:border="none"/>
      <style:text-properties style:font-name="Sans-serif" fo:font-weight="normal" officeooo:rsid="002d76f3" officeooo:paragraph-rsid="00166e49" style:font-weight-asian="normal" style:font-weight-complex="normal"/>
    </style:style>
    <style:style style:name="P145"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199cm" style:auto-text-indent="false" style:page-number="auto" fo:background-color="transparent" fo:padding="0cm" fo:border="none"/>
      <style:text-properties style:font-name="Sans-serif" officeooo:rsid="00386c65" officeooo:paragraph-rsid="00166e49"/>
    </style:style>
    <style:style style:name="P146" style:family="paragraph" style:parent-style-name="Text_20_body" style:list-style-name="L2" style:master-page-name="">
      <loext:graphic-properties draw:fill="none"/>
      <style:paragraph-properties fo:margin-left="2.499cm" fo:margin-right="0cm" fo:margin-top="0cm" fo:margin-bottom="0cm" style:contextual-spacing="false" fo:line-height="115%" fo:orphans="2" fo:widows="2" fo:text-indent="0cm" style:auto-text-indent="false" style:page-number="auto"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style:font-name="Sans-serif" style:text-underline-style="none" fo:font-weight="normal" officeooo:rsid="0037fc77" officeooo:paragraph-rsid="00166e49" style:font-weight-asian="normal" style:font-weight-complex="normal"/>
    </style:style>
    <style:style style:name="P147" style:family="paragraph" style:parent-style-name="Text_20_body" style:list-style-name="L2" style:master-page-name="">
      <loext:graphic-properties draw:fill="none"/>
      <style:paragraph-properties fo:margin-left="1.799cm" fo:margin-right="0cm" fo:margin-top="0cm" fo:margin-bottom="0cm" style:contextual-spacing="false" fo:line-height="115%" fo:orphans="2" fo:widows="2" fo:text-indent="-0.7cm" style:auto-text-indent="false" style:page-number="auto"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style:font-name="Sans-serif" style:text-underline-style="none" fo:font-weight="normal" officeooo:rsid="003a67b6" officeooo:paragraph-rsid="00166e49" style:font-weight-asian="normal" style:font-weight-complex="normal"/>
    </style:style>
    <style:style style:name="P148" style:family="paragraph" style:parent-style-name="Text_20_body" style:list-style-name="L2" style:master-page-name="">
      <loext:graphic-properties draw:fill="none"/>
      <style:paragraph-properties fo:margin-left="2.499cm" fo:margin-right="0cm" fo:margin-top="0cm" fo:margin-bottom="0cm" style:contextual-spacing="false" fo:line-height="115%" fo:orphans="2" fo:widows="2" fo:text-indent="-0.7cm" style:auto-text-indent="false" style:page-number="auto" fo:background-color="transparent" fo:padding="0cm" fo:border="none">
        <style:tab-stops>
          <style:tab-stop style:position="0.564cm"/>
        </style:tab-stops>
      </style:paragraph-properties>
      <style:text-properties style:font-name="Sans serif" fo:font-size="11pt" fo:font-weight="bold" officeooo:paragraph-rsid="00166e49" style:font-size-asian="11pt" style:font-weight-asian="bold" style:font-size-complex="11pt" style:font-weight-complex="bold"/>
    </style:style>
    <style:style style:name="P149" style:family="paragraph" style:parent-style-name="Text_20_body" style:list-style-name="L6" style:master-page-name="">
      <loext:graphic-properties draw:fill="none"/>
      <style:paragraph-properties fo:margin-left="1.799cm" fo:margin-right="0cm" fo:margin-top="0cm" fo:margin-bottom="0cm" style:contextual-spacing="false" fo:line-height="115%" fo:orphans="2" fo:widows="2" fo:text-indent="0.199cm" style:auto-text-indent="false" style:page-number="auto"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officeooo:paragraph-rsid="00422bf2"/>
    </style:style>
    <style:style style:name="P150" style:family="paragraph" style:parent-style-name="Text_20_body" style:list-style-name="L6">
      <loext:graphic-properties draw:fill="none"/>
      <style:paragraph-properties fo:margin-left="1.799cm" fo:margin-right="0cm" fo:margin-top="0cm" fo:margin-bottom="0cm" style:contextual-spacing="false" fo:line-height="115%" fo:orphans="2" fo:widows="2" fo:text-indent="0.199cm" style:auto-text-indent="false" fo:background-color="transparent" fo:padding="0cm" fo:border="none">
        <style:tab-stops>
          <style:tab-stop style:position="-0.176cm"/>
          <style:tab-stop style:position="0.3cm"/>
          <style:tab-stop style:position="0.476cm"/>
          <style:tab-stop style:position="0.706cm"/>
          <style:tab-stop style:position="1.005cm"/>
          <style:tab-stop style:position="1.605cm"/>
        </style:tab-stops>
      </style:paragraph-properties>
      <style:text-properties officeooo:paragraph-rsid="00422bf2"/>
    </style:style>
    <style:style style:name="T1" style:family="text">
      <style:text-properties fo:font-variant="normal" fo:text-transform="none" fo:color="#202122" loext:opacity="100%" fo:font-size="11pt" fo:letter-spacing="normal" fo:font-style="normal" officeooo:rsid="003a67b6" style:font-size-asian="11pt" style:font-style-asian="italic" style:font-size-complex="11pt" style:font-style-complex="italic"/>
    </style:style>
    <style:style style:name="T2" style:family="text">
      <style:text-properties fo:font-variant="normal" fo:text-transform="none" fo:color="#202122" loext:opacity="100%" fo:font-size="11pt" fo:letter-spacing="normal" fo:font-style="normal" officeooo:rsid="0041ad08" style:font-size-asian="11pt" style:font-style-asian="italic" style:font-size-complex="11pt" style:font-style-complex="italic"/>
    </style:style>
    <style:style style:name="T3" style:family="text">
      <style:text-properties fo:font-variant="normal" fo:text-transform="none" fo:color="#202122" loext:opacity="100%" fo:font-size="11pt" fo:letter-spacing="normal" fo:font-style="normal" officeooo:rsid="00422bf2" style:font-size-asian="11pt" style:font-style-asian="italic" style:font-size-complex="11pt" style:font-style-complex="italic"/>
    </style:style>
    <style:style style:name="T4" style:family="text">
      <style:text-properties fo:font-variant="normal" fo:text-transform="none" fo:color="#202122" loext:opacity="100%" fo:font-size="11pt" fo:letter-spacing="normal" fo:font-style="normal" officeooo:rsid="004317f8" style:font-size-asian="11pt" style:font-style-asian="italic" style:font-size-complex="11pt" style:font-style-complex="italic"/>
    </style:style>
    <style:style style:name="T5" style:family="text">
      <style:text-properties fo:font-variant="normal" fo:text-transform="none" fo:color="#202122" loext:opacity="100%" fo:font-size="11pt" fo:letter-spacing="normal" fo:font-style="normal" fo:font-weight="bold" style:font-size-asian="11pt" style:font-weight-asian="bold" style:font-size-complex="11pt" style:font-weight-complex="bold"/>
    </style:style>
    <style:style style:name="T6" style:family="text">
      <style:text-properties fo:font-variant="normal" fo:text-transform="none" fo:color="#202122" loext:opacity="100%" fo:font-size="11pt" fo:letter-spacing="normal" fo:font-style="normal" fo:font-weight="bold" officeooo:rsid="0029e2e3" style:font-size-asian="11pt" style:font-weight-asian="bold" style:font-size-complex="11pt" style:font-weight-complex="bold"/>
    </style:style>
    <style:style style:name="T7" style:family="text">
      <style:text-properties fo:font-variant="normal" fo:text-transform="none" fo:color="#202122" loext:opacity="100%" fo:font-size="11pt" fo:letter-spacing="normal" fo:font-style="normal" fo:font-weight="bold" officeooo:rsid="002d76f3" style:font-size-asian="11pt" style:font-weight-asian="bold" style:font-size-complex="11pt" style:font-weight-complex="bold"/>
    </style:style>
    <style:style style:name="T8" style:family="text">
      <style:text-properties fo:font-variant="normal" fo:text-transform="none" fo:color="#202122" loext:opacity="100%" fo:font-size="11pt" fo:letter-spacing="normal" fo:font-style="normal" fo:font-weight="bold" officeooo:rsid="001fedb0" style:font-size-asian="11pt" style:font-weight-asian="bold" style:font-size-complex="11pt" style:font-weight-complex="bold"/>
    </style:style>
    <style:style style:name="T9" style:family="text">
      <style:text-properties fo:font-variant="normal" fo:text-transform="none" fo:color="#202122" loext:opacity="100%" fo:font-size="11pt" fo:letter-spacing="normal" fo:font-style="normal" fo:font-weight="bold" officeooo:rsid="0030a650" style:font-size-asian="11pt" style:font-weight-asian="bold" style:font-size-complex="11pt" style:font-weight-complex="bold"/>
    </style:style>
    <style:style style:name="T10" style:family="text">
      <style:text-properties fo:font-variant="normal" fo:text-transform="none" fo:color="#202122" loext:opacity="100%" fo:font-size="11pt" fo:letter-spacing="normal" fo:font-style="normal" fo:font-weight="bold" officeooo:rsid="00319701" style:font-size-asian="11pt" style:font-weight-asian="bold" style:font-size-complex="11pt" style:font-weight-complex="bold"/>
    </style:style>
    <style:style style:name="T11" style:family="text">
      <style:text-properties fo:font-variant="normal" fo:text-transform="none" fo:color="#202122" loext:opacity="100%" fo:font-size="11pt" fo:letter-spacing="normal" fo:font-style="normal" fo:font-weight="bold" officeooo:rsid="001f90ff" style:font-size-asian="11pt" style:font-weight-asian="bold" style:font-size-complex="11pt" style:font-weight-complex="bold"/>
    </style:style>
    <style:style style:name="T12" style:family="text">
      <style:text-properties fo:font-variant="normal" fo:text-transform="none" fo:color="#202122" loext:opacity="100%" fo:font-size="11pt" fo:letter-spacing="normal" fo:font-style="normal" fo:font-weight="bold" officeooo:rsid="0037fc77" style:font-size-asian="11pt" style:font-weight-asian="bold" style:font-size-complex="11pt" style:font-weight-complex="bold"/>
    </style:style>
    <style:style style:name="T13" style:family="text">
      <style:text-properties fo:font-variant="normal" fo:text-transform="none" fo:color="#202122" loext:opacity="100%" fo:font-size="11pt" fo:letter-spacing="normal" fo:font-style="normal" fo:font-weight="bold" style:font-size-asian="11pt" style:font-style-asian="italic" style:font-weight-asian="bold" style:font-size-complex="11pt" style:font-style-complex="italic" style:font-weight-complex="bold"/>
    </style:style>
    <style:style style:name="T14" style:family="text">
      <style:text-properties fo:font-variant="normal" fo:text-transform="none" fo:color="#202122" loext:opacity="100%" fo:font-size="11pt" fo:letter-spacing="normal" fo:font-style="normal" fo:font-weight="bold" officeooo:rsid="00319701" style:font-size-asian="11pt" style:font-style-asian="italic" style:font-weight-asian="bold" style:font-size-complex="11pt" style:font-style-complex="italic" style:font-weight-complex="bold"/>
    </style:style>
    <style:style style:name="T15" style:family="text">
      <style:text-properties fo:font-variant="normal" fo:text-transform="none" fo:color="#202122" loext:opacity="100%" fo:font-size="11pt" fo:letter-spacing="normal" fo:font-style="normal" fo:font-weight="normal" officeooo:rsid="002d76f3" style:font-size-asian="11pt" style:font-weight-asian="normal" style:font-size-complex="11pt" style:font-weight-complex="normal"/>
    </style:style>
    <style:style style:name="T16" style:family="text">
      <style:text-properties fo:font-variant="normal" fo:text-transform="none" fo:color="#202122" loext:opacity="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 style:family="text">
      <style:text-properties fo:font-variant="normal" fo:text-transform="none" fo:color="#202122" loext:opacity="100%" fo:font-size="11pt" fo:letter-spacing="normal" fo:font-style="normal" style:text-underline-style="none" fo:font-weight="bold" officeooo:rsid="0034b1e4" style:font-size-asian="11pt" style:font-style-asian="normal" style:font-weight-asian="bold" style:font-size-complex="11pt" style:font-style-complex="normal" style:font-weight-complex="bold"/>
    </style:style>
    <style:style style:name="T18" style:family="text">
      <style:text-properties fo:font-variant="normal" fo:text-transform="none" fo:color="#202122" loext:opacity="100%" fo:font-size="11pt" fo:letter-spacing="normal" fo:font-style="normal" style:text-underline-style="none" fo:font-weight="bold" officeooo:rsid="00386c65" style:font-size-asian="11pt" style:font-style-asian="normal" style:font-weight-asian="bold" style:font-size-complex="11pt" style:font-style-complex="normal" style:font-weight-complex="bold"/>
    </style:style>
    <style:style style:name="T19" style:family="text">
      <style:text-properties fo:font-variant="normal" fo:text-transform="none" fo:color="#202122" loext:opacity="100%" fo:letter-spacing="normal" fo:font-style="normal" fo:font-weight="normal" officeooo:rsid="00403f7d"/>
    </style:style>
    <style:style style:name="T20" style:family="text">
      <style:text-properties fo:font-variant="normal" fo:text-transform="none" fo:color="#202122" loext:opacity="100%" fo:letter-spacing="normal" fo:font-style="normal" fo:font-weight="normal" officeooo:rsid="001f90ff"/>
    </style:style>
    <style:style style:name="T21" style:family="text">
      <style:text-properties fo:font-variant="normal" fo:text-transform="none" fo:color="#202122" loext:opacity="100%" fo:letter-spacing="normal" fo:font-style="normal" fo:font-weight="normal" officeooo:rsid="002d76f3"/>
    </style:style>
    <style:style style:name="T22" style:family="text">
      <style:text-properties fo:font-variant="normal" fo:text-transform="none" fo:color="#202122" loext:opacity="100%" style:font-name="sans-serif" fo:font-size="10.5pt" fo:letter-spacing="normal" fo:font-style="normal" fo:font-weight="bold" officeooo:rsid="00270a64" style:font-size-asian="10.5pt" style:font-weight-asian="bold" style:font-size-complex="10.5pt" style:font-weight-complex="bold"/>
    </style:style>
    <style:style style:name="T23" style:family="text">
      <style:text-properties fo:font-variant="normal" fo:text-transform="none" fo:color="#202122" loext:opacity="100%" style:font-name="sans-serif" fo:font-size="10.5pt" fo:letter-spacing="normal" fo:font-style="normal" fo:font-weight="bold" officeooo:rsid="001f90ff" style:font-size-asian="10.5pt" style:font-weight-asian="bold" style:font-size-complex="10.5pt" style:font-weight-complex="bold"/>
    </style:style>
    <style:style style:name="T24" style:family="text">
      <style:text-properties fo:font-variant="normal" fo:text-transform="none" fo:color="#202122" loext:opacity="100%" style:font-name="sans-serif" fo:font-size="10.5pt" fo:letter-spacing="normal" fo:font-style="normal" fo:font-weight="bold" officeooo:rsid="002cc90d" style:font-size-asian="10.5pt" style:font-weight-asian="bold" style:font-size-complex="10.5pt" style:font-weight-complex="bold"/>
    </style:style>
    <style:style style:name="T25" style:family="text">
      <style:text-properties fo:font-variant="normal" fo:text-transform="none" fo:color="#202122" loext:opacity="100%" style:font-name="sans-serif" fo:letter-spacing="normal" fo:font-style="normal" fo:font-weight="bold" officeooo:rsid="00270a64" style:font-weight-asian="bold" style:font-weight-complex="bold"/>
    </style:style>
    <style:style style:name="T26" style:family="text">
      <style:text-properties fo:font-variant="normal" fo:text-transform="none" fo:color="#202122" loext:opacity="100%" style:font-name="sans-serif" fo:letter-spacing="normal" fo:font-style="normal" fo:font-weight="bold" officeooo:rsid="001f90ff" style:font-weight-asian="bold" style:font-weight-complex="bold"/>
    </style:style>
    <style:style style:name="T27" style:family="text">
      <style:text-properties fo:font-variant="normal" fo:text-transform="none" fo:color="#202122" loext:opacity="100%" style:font-name="sans-serif" fo:letter-spacing="normal" fo:font-style="normal" fo:font-weight="bold" officeooo:rsid="002cc90d" style:font-weight-asian="bold" style:font-weight-complex="bold"/>
    </style:style>
    <style:style style:name="T28" style:family="text">
      <style:text-properties fo:font-variant="normal" fo:text-transform="none" fo:color="#202122" loext:opacity="100%" style:font-name="Sans-serif" fo:font-size="11pt" fo:letter-spacing="normal" fo:font-style="normal" style:text-underline-style="none" fo:font-weight="normal" officeooo:rsid="00333adf" style:font-size-asian="11pt" style:font-style-asian="normal" style:font-weight-asian="normal" style:font-size-complex="11pt" style:font-style-complex="normal" style:font-weight-complex="normal"/>
    </style:style>
    <style:style style:name="T29" style:family="text">
      <style:text-properties fo:font-variant="normal" fo:text-transform="none" fo:color="#202122" loext:opacity="100%" style:font-name="Sans-serif" fo:font-size="11pt" fo:letter-spacing="normal" fo:font-style="normal" style:text-underline-style="none" fo:font-weight="normal" officeooo:rsid="0035141d" style:font-size-asian="11pt" style:font-style-asian="normal" style:font-weight-asian="normal" style:font-size-complex="11pt" style:font-style-complex="normal" style:font-weight-complex="normal"/>
    </style:style>
    <style:style style:name="T30" style:family="text">
      <style:text-properties fo:font-variant="normal" fo:text-transform="none" fo:color="#202122" loext:opacity="100%" style:font-name="Sans-serif" fo:font-size="11pt" fo:letter-spacing="normal" fo:font-style="normal" style:text-underline-style="none" fo:font-weight="normal" officeooo:rsid="003612a9" style:font-size-asian="11pt" style:font-style-asian="normal" style:font-weight-asian="normal" style:font-size-complex="11pt" style:font-style-complex="normal" style:font-weight-complex="normal"/>
    </style:style>
    <style:style style:name="T31" style:family="text">
      <style:text-properties fo:font-variant="normal" fo:text-transform="none" fo:color="#202122" loext:opacity="100%" style:font-name="Sans-serif" fo:font-size="11pt" fo:letter-spacing="normal" fo:font-style="normal" style:text-underline-style="none" fo:font-weight="normal" officeooo:rsid="0036a6c8" style:font-size-asian="11pt" style:font-style-asian="normal" style:font-weight-asian="normal" style:font-size-complex="11pt" style:font-style-complex="normal" style:font-weight-complex="normal"/>
    </style:style>
    <style:style style:name="T32" style:family="text">
      <style:text-properties fo:font-variant="normal" fo:text-transform="none" fo:color="#202122" loext:opacity="100%" style:font-name="Sans-serif" fo:font-size="11pt" fo:letter-spacing="normal" fo:font-style="normal" style:text-underline-style="none" fo:font-weight="normal" officeooo:rsid="0037f9cd" style:font-size-asian="11pt" style:font-style-asian="normal" style:font-weight-asian="normal" style:font-size-complex="11pt" style:font-style-complex="normal" style:font-weight-complex="normal"/>
    </style:style>
    <style:style style:name="T33" style:family="text">
      <style:text-properties fo:font-variant="normal" fo:text-transform="none" fo:color="#202122" loext:opacity="100%" style:font-name="Sans-serif" fo:font-size="11pt" fo:letter-spacing="normal" fo:font-style="normal" style:text-underline-style="none" fo:font-weight="normal" officeooo:rsid="003e7c18" style:font-size-asian="11pt" style:font-style-asian="normal" style:font-weight-asian="normal" style:font-size-complex="11pt" style:font-style-complex="normal" style:font-weight-complex="normal"/>
    </style:style>
    <style:style style:name="T34" style:family="text">
      <style:text-properties fo:font-variant="normal" fo:text-transform="none" fo:color="#202122" loext:opacity="100%" style:font-name="Sans-serif" fo:font-size="11pt" fo:letter-spacing="normal" fo:font-style="normal" style:text-underline-style="none" fo:font-weight="normal" officeooo:rsid="0040f151" style:font-size-asian="11pt" style:font-style-asian="normal" style:font-weight-asian="normal" style:font-size-complex="11pt" style:font-style-complex="normal" style:font-weight-complex="normal"/>
    </style:style>
    <style:style style:name="T35" style:family="text">
      <style:text-properties fo:font-variant="normal" fo:text-transform="none" fo:color="#202122" loext:opacity="100%" style:font-name="Sans-serif" fo:font-size="11pt" fo:letter-spacing="normal" fo:font-style="normal" style:text-underline-style="none" fo:font-weight="normal" officeooo:rsid="00422bf2" style:font-size-asian="11pt" style:font-style-asian="normal" style:font-weight-asian="normal" style:font-size-complex="11pt" style:font-style-complex="normal" style:font-weight-complex="normal"/>
    </style:style>
    <style:style style:name="T36" style:family="text">
      <style:text-properties fo:font-variant="normal" fo:text-transform="none" fo:color="#202122" loext:opacity="100%" style:font-name="Sans-serif" fo:font-size="11pt" fo:letter-spacing="normal" fo:font-style="normal" style:text-underline-style="none" fo:font-weight="bold" officeooo:rsid="0035141d" style:font-size-asian="11pt" style:font-style-asian="normal" style:font-weight-asian="bold" style:font-size-complex="11pt" style:font-style-complex="normal" style:font-weight-complex="bold"/>
    </style:style>
    <style:style style:name="T37" style:family="text">
      <style:text-properties fo:font-variant="normal" fo:text-transform="none" fo:color="#202122" loext:opacity="100%" style:font-name="Sans-serif" fo:font-size="11pt" fo:letter-spacing="normal" fo:font-style="normal" style:text-underline-style="none" fo:font-weight="bold" officeooo:rsid="00386c65" style:font-size-asian="11pt" style:font-style-asian="normal" style:font-weight-asian="bold" style:font-size-complex="11pt" style:font-style-complex="normal" style:font-weight-complex="bold"/>
    </style:style>
    <style:style style:name="T38" style:family="text">
      <style:text-properties fo:font-variant="normal" fo:text-transform="none" fo:color="#202122" loext:opacity="100%" style:font-name="Sans-serif" fo:font-size="11pt" fo:letter-spacing="normal" fo:font-style="normal" style:text-underline-style="none" fo:font-weight="bold" officeooo:rsid="00422bf2" style:font-size-asian="11pt" style:font-style-asian="normal" style:font-weight-asian="bold" style:font-size-complex="11pt" style:font-style-complex="normal" style:font-weight-complex="bold"/>
    </style:style>
    <style:style style:name="T39" style:family="text">
      <style:text-properties fo:font-variant="normal" fo:text-transform="none" fo:color="#202122" loext:opacity="100%" style:font-name="Sans-serif" fo:font-size="11pt" fo:letter-spacing="normal" fo:font-style="normal" fo:font-weight="bold" officeooo:rsid="0035141d" style:font-size-asian="11pt" style:font-weight-asian="bold" style:font-size-complex="11pt" style:font-weight-complex="bold"/>
    </style:style>
    <style:style style:name="T40" style:family="text">
      <style:text-properties fo:font-variant="normal" fo:text-transform="none" fo:color="#202122" loext:opacity="100%" style:font-name="Sans serif" fo:font-size="11pt" fo:letter-spacing="normal" fo:font-style="normal" fo:font-weight="bold" style:font-size-asian="11pt" style:font-weight-asian="bold" style:font-size-complex="11pt" style:font-weight-complex="bold"/>
    </style:style>
    <style:style style:name="T41" style:family="text">
      <style:text-properties fo:font-variant="normal" fo:text-transform="none" fo:color="#202122" loext:opacity="100%" style:font-name="Sans serif" fo:font-size="11pt" fo:letter-spacing="normal" fo:font-style="normal" fo:font-weight="bold" officeooo:rsid="0035141d" style:font-size-asian="11pt" style:font-weight-asian="bold" style:font-size-complex="11pt" style:font-weight-complex="bold"/>
    </style:style>
    <style:style style:name="T42" style:family="text">
      <style:text-properties fo:font-variant="normal" fo:text-transform="none" fo:color="#202122" loext:opacity="100%" style:font-name="Sans serif" fo:font-size="11pt" fo:letter-spacing="normal" fo:font-style="normal" fo:font-weight="normal" style:font-size-asian="11pt" style:font-weight-asian="normal" style:font-size-complex="11pt" style:font-weight-complex="normal"/>
    </style:style>
    <style:style style:name="T43" style:family="text">
      <style:text-properties fo:font-variant="normal" fo:text-transform="none" fo:color="#202122" loext:opacity="100%" style:font-name="Sans serif" fo:font-size="11pt" fo:letter-spacing="normal" fo:font-style="normal" fo:font-weight="normal" officeooo:rsid="0035141d" style:font-size-asian="11pt" style:font-weight-asian="normal" style:font-size-complex="11pt" style:font-weight-complex="normal"/>
    </style:style>
    <style:style style:name="T44" style:family="text">
      <style:text-properties fo:font-variant="normal" fo:text-transform="none" fo:color="#202122" loext:opacity="100%" style:font-name="Sans serif" fo:font-size="11pt" fo:letter-spacing="normal" fo:font-style="normal" fo:font-weight="normal" officeooo:rsid="0036a6c8" style:font-size-asian="11pt" style:font-weight-asian="normal" style:font-size-complex="11pt" style:font-weight-complex="normal"/>
    </style:style>
    <style:style style:name="T45" style:family="text">
      <style:text-properties fo:font-variant="normal" fo:text-transform="none" fo:color="#202122" loext:opacity="100%" style:font-name="Sans serif" fo:font-size="11pt" fo:letter-spacing="normal" fo:font-style="normal" fo:font-weight="normal" officeooo:rsid="0036cdc9" style:font-size-asian="11pt" style:font-weight-asian="normal" style:font-size-complex="11pt" style:font-weight-complex="normal"/>
    </style:style>
    <style:style style:name="T46" style:family="text">
      <style:text-properties fo:font-variant="normal" fo:text-transform="none" fo:color="#202122" loext:opacity="100%" style:font-name="Sans serif" fo:font-size="11pt" fo:letter-spacing="normal" fo:font-style="normal" fo:font-weight="normal" officeooo:rsid="003e44bc" style:font-size-asian="11pt" style:font-weight-asian="normal" style:font-size-complex="11pt" style:font-weight-complex="normal"/>
    </style:style>
    <style:style style:name="T47" style:family="text">
      <style:text-properties fo:font-variant="normal" fo:text-transform="none" fo:color="#202122" loext:opacity="100%" style:font-name="Sans serif" fo:font-size="11pt" fo:letter-spacing="normal" fo:font-style="normal" fo:font-weight="normal" officeooo:rsid="003e7c18" style:font-size-asian="11pt" style:font-weight-asian="normal" style:font-size-complex="11pt" style:font-weight-complex="normal"/>
    </style:style>
    <style:style style:name="T48" style:family="text">
      <style:text-properties fo:font-variant="normal" fo:text-transform="none" fo:color="#202122" loext:opacity="100%" style:font-name="Sans serif" fo:font-size="11pt" fo:letter-spacing="normal" fo:font-style="normal" fo:font-weight="normal" officeooo:rsid="00405fdb" style:font-size-asian="11pt" style:font-weight-asian="normal" style:font-size-complex="11pt" style:font-weight-complex="normal"/>
    </style:style>
    <style:style style:name="T49" style:family="text">
      <style:text-properties fo:font-variant="normal" fo:text-transform="none" fo:color="#202122" loext:opacity="100%" style:font-name="Sans serif" fo:font-size="11pt" fo:letter-spacing="normal" fo:font-style="normal" style:text-underline-style="none" fo:font-weight="normal" officeooo:rsid="0035141d" style:font-size-asian="11pt" style:font-style-asian="normal" style:font-weight-asian="normal" style:font-size-complex="11pt" style:font-style-complex="normal" style:font-weight-complex="normal"/>
    </style:style>
    <style:style style:name="T50" style:family="text">
      <style:text-properties fo:font-variant="normal" fo:text-transform="none" fo:color="#202122" loext:opacity="100%" style:font-name="Sans serif" fo:font-size="11pt" fo:letter-spacing="normal" fo:font-style="normal" style:text-underline-style="none" fo:font-weight="normal" officeooo:rsid="003612a9" style:font-size-asian="11pt" style:font-style-asian="normal" style:font-weight-asian="normal" style:font-size-complex="11pt" style:font-style-complex="normal" style:font-weight-complex="normal"/>
    </style:style>
    <style:style style:name="T51" style:family="text">
      <style:text-properties fo:font-variant="normal" fo:text-transform="none" fo:color="#202122" loext:opacity="100%" style:font-name="Sans serif" fo:font-size="11pt" fo:letter-spacing="normal" fo:font-style="normal" style:text-underline-style="none" fo:font-weight="normal" officeooo:rsid="0036a6c8" style:font-size-asian="11pt" style:font-style-asian="normal" style:font-weight-asian="normal" style:font-size-complex="11pt" style:font-style-complex="normal" style:font-weight-complex="normal"/>
    </style:style>
    <style:style style:name="T52" style:family="text">
      <style:text-properties fo:font-variant="normal" fo:text-transform="none" fo:color="#202122" loext:opacity="100%" style:font-name="Sans serif" fo:font-size="11pt" fo:letter-spacing="normal" fo:font-style="normal" style:text-underline-style="none" fo:font-weight="normal" officeooo:rsid="0036cdc9" style:font-size-asian="11pt" style:font-style-asian="normal" style:font-weight-asian="normal" style:font-size-complex="11pt" style:font-style-complex="normal" style:font-weight-complex="normal"/>
    </style:style>
    <style:style style:name="T53" style:family="text">
      <style:text-properties fo:font-variant="normal" fo:text-transform="none" fo:color="#202122" loext:opacity="100%" style:font-name="Sans serif" fo:font-size="11pt" fo:letter-spacing="normal" fo:font-style="normal" style:text-underline-style="none" fo:font-weight="normal" officeooo:rsid="0037f9cd" style:font-size-asian="11pt" style:font-style-asian="normal" style:font-weight-asian="normal" style:font-size-complex="11pt" style:font-style-complex="normal" style:font-weight-complex="normal"/>
    </style:style>
    <style:style style:name="T54" style:family="text">
      <style:text-properties fo:font-variant="normal" fo:text-transform="none" fo:color="#202122" loext:opacity="100%" style:font-name="Sans serif" fo:font-size="11pt" fo:letter-spacing="normal" fo:font-style="normal" style:text-underline-style="none" fo:font-weight="normal" officeooo:rsid="003e7c18" style:font-size-asian="11pt" style:font-style-asian="normal" style:font-weight-asian="normal" style:font-size-complex="11pt" style:font-style-complex="normal" style:font-weight-complex="normal"/>
    </style:style>
    <style:style style:name="T55" style:family="text">
      <style:text-properties fo:font-variant="normal" fo:text-transform="none" fo:color="#202122" loext:opacity="100%" style:font-name="Sans serif" fo:font-size="11pt" fo:letter-spacing="normal" fo:font-style="normal" style:text-underline-style="none" fo:font-weight="normal" officeooo:rsid="0040f151" style:font-size-asian="11pt" style:font-style-asian="normal" style:font-weight-asian="normal" style:font-size-complex="11pt" style:font-style-complex="normal" style:font-weight-complex="normal"/>
    </style:style>
    <style:style style:name="T56" style:family="text">
      <style:text-properties fo:font-variant="normal" fo:text-transform="none" fo:color="#202122" loext:opacity="100%" style:font-name="Sans serif" fo:font-size="11pt" fo:letter-spacing="normal" fo:font-style="normal" style:text-underline-style="none" fo:font-weight="bold" officeooo:rsid="0035141d" style:font-size-asian="11pt" style:font-style-asian="normal" style:font-weight-asian="bold" style:font-size-complex="11pt" style:font-style-complex="normal" style:font-weight-complex="bold"/>
    </style:style>
    <style:style style:name="T57" style:family="text">
      <style:text-properties fo:font-variant="normal" fo:text-transform="none" fo:color="#202122" loext:opacity="100%" style:font-name="Sans serif" fo:font-size="11pt" fo:letter-spacing="normal" fo:font-style="normal" style:text-underline-style="none" fo:font-weight="bold" officeooo:rsid="003612a9" style:font-size-asian="11pt" style:font-style-asian="normal" style:font-weight-asian="bold" style:font-size-complex="11pt" style:font-style-complex="normal" style:font-weight-complex="bold"/>
    </style:style>
    <style:style style:name="T58" style:family="text">
      <style:text-properties fo:font-variant="normal" fo:text-transform="none" fo:color="#202122" loext:opacity="100%" style:font-name="Sans serif" fo:font-size="11pt" fo:letter-spacing="normal" fo:font-style="normal" style:text-underline-style="none" fo:font-weight="bold" officeooo:rsid="0036a6c8" style:font-size-asian="11pt" style:font-style-asian="normal" style:font-weight-asian="bold" style:font-size-complex="11pt" style:font-style-complex="normal" style:font-weight-complex="bold"/>
    </style:style>
    <style:style style:name="T59" style:family="text">
      <style:text-properties fo:font-variant="normal" fo:text-transform="none" fo:color="#202122" loext:opacity="100%" style:font-name="Sans serif" fo:font-size="11pt" fo:letter-spacing="normal" fo:font-style="normal" style:text-underline-style="none" fo:font-weight="bold" officeooo:rsid="0036cdc9" style:font-size-asian="11pt" style:font-style-asian="normal" style:font-weight-asian="bold" style:font-size-complex="11pt" style:font-style-complex="normal" style:font-weight-complex="bold"/>
    </style:style>
    <style:style style:name="T60" style:family="text">
      <style:text-properties fo:font-variant="normal" fo:text-transform="none" fo:color="#202122" loext:opacity="100%" style:font-name="Sans serif" fo:font-size="11pt" fo:letter-spacing="normal" fo:font-style="normal" style:text-underline-style="none" fo:font-weight="bold" officeooo:rsid="003e44bc" style:font-size-asian="11pt" style:font-style-asian="normal" style:font-weight-asian="bold" style:font-size-complex="11pt" style:font-style-complex="normal" style:font-weight-complex="bold"/>
    </style:style>
    <style:style style:name="T61" style:family="text">
      <style:text-properties fo:font-variant="normal" fo:text-transform="none" fo:color="#202122" loext:opacity="100%" style:font-name="Sans serif" fo:font-size="11pt" fo:letter-spacing="normal" fo:font-style="normal" style:text-underline-style="none" fo:font-weight="bold" officeooo:rsid="00405fdb" style:font-size-asian="11pt" style:font-style-asian="normal" style:font-weight-asian="bold" style:font-size-complex="11pt" style:font-style-complex="normal" style:font-weight-complex="bold"/>
    </style:style>
    <style:style style:name="T62"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2333f4" style:text-blinking="false" fo:background-color="transparent" loext:char-shading-value="0" style:font-size-asian="10pt" style:font-weight-asian="normal" style:font-size-complex="10pt" style:font-weight-complex="normal"/>
    </style:style>
    <style:style style:name="T63" style:family="text">
      <style:text-properties officeooo:rsid="00403f7d"/>
    </style:style>
    <style:style style:name="T64" style:family="text">
      <style:text-properties fo:font-weight="normal" style:font-weight-asian="normal" style:font-weight-complex="normal"/>
    </style:style>
    <style:style style:name="T65" style:family="text">
      <style:text-properties fo:font-weight="normal" officeooo:rsid="00403f7d" style:font-weight-asian="normal" style:font-weight-complex="normal"/>
    </style:style>
    <style:style style:name="T66" style:family="text">
      <style:text-properties fo:font-weight="normal" officeooo:rsid="001e5eec" style:font-weight-asian="normal" style:font-weight-complex="normal"/>
    </style:style>
    <style:style style:name="T67" style:family="text">
      <style:text-properties fo:font-weight="normal" officeooo:rsid="0044a86f" style:font-weight-asian="normal" style:font-weight-complex="normal"/>
    </style:style>
    <style:style style:name="T68" style:family="text">
      <style:text-properties fo:font-size="11pt" fo:font-weight="bold" style:font-size-asian="11pt" style:font-weight-asian="bold" style:font-size-complex="11pt" style:font-weight-complex="bold"/>
    </style:style>
    <style:style style:name="T69" style:family="text">
      <style:text-properties fo:font-size="11pt" fo:font-weight="bold" officeooo:rsid="002333f4" style:font-size-asian="11pt" style:font-weight-asian="bold" style:font-size-complex="11pt" style:font-weight-complex="bold"/>
    </style:style>
    <style:style style:name="T70" style:family="text">
      <style:text-properties fo:font-size="11pt" fo:font-weight="bold" officeooo:rsid="001fedb0" style:font-size-asian="11pt" style:font-weight-asian="bold" style:font-size-complex="11pt" style:font-weight-complex="bold"/>
    </style:style>
    <style:style style:name="T71" style:family="text">
      <style:text-properties fo:font-size="11pt" style:font-size-asian="11pt" style:font-size-complex="11pt"/>
    </style:style>
    <style:style style:name="T72" style:family="text">
      <style:text-properties fo:font-size="11pt" officeooo:rsid="0029e2e3" style:font-size-asian="11pt" style:font-size-complex="11pt"/>
    </style:style>
    <style:style style:name="T73" style:family="text">
      <style:text-properties fo:font-size="11pt" officeooo:rsid="0029049f" style:font-size-asian="11pt" style:font-size-complex="11pt"/>
    </style:style>
    <style:style style:name="T74" style:family="text">
      <style:text-properties fo:font-size="11pt" officeooo:rsid="00319701" style:font-size-asian="11pt" style:font-size-complex="11pt"/>
    </style:style>
    <style:style style:name="T75" style:family="text">
      <style:text-properties fo:font-size="11pt" officeooo:rsid="00320f17" style:font-size-asian="11pt" style:font-size-complex="11pt"/>
    </style:style>
    <style:style style:name="T76" style:family="text">
      <style:text-properties fo:font-size="11pt" officeooo:rsid="003e7c18" style:font-size-asian="11pt" style:font-size-complex="11pt"/>
    </style:style>
    <style:style style:name="T77" style:family="text">
      <style:text-properties fo:font-size="11pt" officeooo:rsid="003f4201" style:font-size-asian="11pt" style:font-size-complex="11pt"/>
    </style:style>
    <style:style style:name="T78" style:family="text">
      <style:text-properties fo:font-size="11pt" officeooo:rsid="003fc3e2" style:font-size-asian="11pt" style:font-size-complex="11pt"/>
    </style:style>
    <style:style style:name="T79" style:family="text">
      <style:text-properties fo:font-size="11pt" officeooo:rsid="0040247c" style:font-size-asian="11pt" style:font-size-complex="11pt"/>
    </style:style>
    <style:style style:name="T80" style:family="text">
      <style:text-properties fo:font-size="11pt" officeooo:rsid="00417b3f" style:font-size-asian="11pt" style:font-size-complex="11pt"/>
    </style:style>
    <style:style style:name="T81" style:family="text">
      <style:text-properties fo:font-size="10pt" style:font-size-asian="10pt" style:font-size-complex="10pt"/>
    </style:style>
    <style:style style:name="T82" style:family="text">
      <style:text-properties fo:font-size="10pt" officeooo:rsid="0029049f" style:font-size-asian="10pt" style:font-size-complex="10pt"/>
    </style:style>
    <style:style style:name="T83" style:family="text">
      <style:text-properties fo:font-size="10pt" officeooo:rsid="002fba86" style:font-size-asian="10pt" style:font-size-complex="10pt"/>
    </style:style>
    <style:style style:name="T84" style:family="text">
      <style:text-properties style:font-name="Sans-serif" fo:font-size="11pt" fo:font-weight="bold" officeooo:rsid="002333f4" style:font-size-asian="11pt" style:font-weight-asian="bold" style:font-size-complex="11pt" style:font-weight-complex="bold"/>
    </style:style>
    <style:style style:name="T85" style:family="text">
      <style:text-properties style:font-name="Sans-serif" fo:font-size="10pt" fo:font-weight="normal" officeooo:rsid="0025e5cb" style:font-size-asian="10pt" style:font-weight-asian="normal" style:font-size-complex="10pt" style:font-weight-complex="normal"/>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officeooo:rsid="002e67bc"/>
    </style:style>
    <style:style style:name="T88" style:family="text">
      <style:text-properties officeooo:rsid="002fba86"/>
    </style:style>
    <style:style style:name="T89" style:family="text">
      <style:text-properties officeooo:rsid="00303238"/>
    </style:style>
    <style:style style:name="T90" style:family="text">
      <style:text-properties officeooo:rsid="00320f17"/>
    </style:style>
    <style:style style:name="T91" style:family="text">
      <style:text-properties officeooo:rsid="003b80b0"/>
    </style:style>
    <style:style style:name="T92" style:family="text">
      <style:text-properties officeooo:rsid="003c9d2b"/>
    </style:style>
    <style:style style:name="T93" style:family="text">
      <style:text-properties fo:font-style="italic" style:font-style-asian="italic" style:font-style-complex="italic"/>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officeooo:rsid="003e7c18"/>
    </style:style>
    <style:style style:name="T96" style:family="text">
      <style:text-properties officeooo:rsid="00347d60"/>
    </style:style>
    <style:style style:name="T97" style:family="text">
      <style:text-properties officeooo:rsid="003fc3e2"/>
    </style:style>
    <style:style style:name="T98" style:family="text">
      <style:text-properties officeooo:rsid="0040247c"/>
    </style:style>
    <style:style style:name="T99" style:family="text">
      <style:text-properties officeooo:rsid="00405fdb"/>
    </style:style>
    <style:style style:name="T100" style:family="text">
      <style:text-properties officeooo:rsid="00417b3f"/>
    </style:style>
    <style:style style:name="T101" style:family="text">
      <style:text-properties officeooo:rsid="0044a86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15cm" fo:text-indent="-0.635cm" fo:margin-left="7.6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5cm" fo:text-indent="-0.635cm" fo:margin-left="8.2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85cm" fo:text-indent="-0.635cm" fo:margin-left="8.8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65cm" fo:text-indent="-0.635cm" fo:margin-left="8.86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OFTWARE REQUIREMENTS SPECIFICATION </text:p>
      <text:p text:style-name="P16"/>
      <text:p text:style-name="P16"/>
      <text:p text:style-name="P17">Tabella dei contenuti:</text:p>
      <text:p text:style-name="P16"/>
      <text:list xml:id="list435763183" text:style-name="L1">
        <text:list-item>
          <text:p text:style-name="P67"><text:span text:style-name="T63">I</text:span>ntroduzione</text:p>
          <text:list>
            <text:list-item>
              <text:p text:style-name="P69"><text:span text:style-name="T63">P</text:span>ropositi</text:p>
            </text:list-item>
            <text:list-item>
              <text:p text:style-name="P69"><text:span text:style-name="T63">O</text:span>biettivi</text:p>
            </text:list-item>
            <text:list-item>
              <text:p text:style-name="P72"><text:span text:style-name="T63">D</text:span>efinizioni</text:p>
            </text:list-item>
            <text:list-item>
              <text:p text:style-name="P72"><text:span text:style-name="T63">P</text:span>anoramica del sistema</text:p>
            </text:list-item>
            <text:list-item>
              <text:p text:style-name="P72"><text:span text:style-name="T63">R</text:span>iferimenti</text:p>
            </text:list-item>
          </text:list>
          <text:p text:style-name="P73"/>
        </text:list-item>
        <text:list-item>
          <text:p text:style-name="P86"><text:span text:style-name="T65">D</text:span><text:span text:style-name="T64">escrizione</text:span> <text:span text:style-name="T64">generale</text:span></text:p>
          <text:list>
            <text:list-item>
              <text:p text:style-name="P69"><text:span text:style-name="T63">P</text:span>rospettiva del prodotto</text:p>
            </text:list-item>
            <text:list-item>
              <text:p text:style-name="P69"><text:span text:style-name="T63">F</text:span>unzioni del prodotto</text:p>
            </text:list-item>
            <text:list-item>
              <text:p text:style-name="P69"><text:span text:style-name="T63">C</text:span>aratteristiche utente</text:p>
            </text:list-item>
            <text:list-item>
              <text:p text:style-name="P69"><text:span text:style-name="T63">V</text:span>incoli, ipotesi e dipendenze</text:p>
              <text:p text:style-name="P74"/>
            </text:list-item>
          </text:list>
        </text:list-item>
        <text:list-item>
          <text:p text:style-name="P87"><text:span text:style-name="T65">R</text:span><text:span text:style-name="T64">equisiti</text:span> <text:span text:style-name="T64">specifici</text:span></text:p>
          <text:list>
            <text:list-item>
              <text:p text:style-name="P122"><text:span text:style-name="T19">R</text:span><text:span text:style-name="T20">equisiti d</text:span><text:span text:style-name="T21">i interfaccia esterna</text:span></text:p>
              <text:list>
                <text:list-item>
                  <text:p text:style-name="P75"><text:span text:style-name="T63">I</text:span>nterfaccia utente</text:p>
                </text:list-item>
                <text:list-item>
                  <text:p text:style-name="P75"><text:span text:style-name="T63">I</text:span>nterfaccia hardware</text:p>
                </text:list-item>
                <text:list-item>
                  <text:p text:style-name="P75">Interfaccia software</text:p>
                </text:list-item>
                <text:list-item>
                  <text:p text:style-name="P75">Interfaccia di comunicazione </text:p>
                </text:list-item>
              </text:list>
            </text:list-item>
            <text:list-item>
              <text:p text:style-name="P68"><text:span text:style-name="T63">R</text:span>equisiti funzionali</text:p>
              <text:list>
                <text:list-item>
                  <text:p text:style-name="P76">Registrazione</text:p>
                  <text:list>
                    <text:list-item>
                      <text:list>
                        <text:list-item>
                          <text:list>
                            <text:list-item>
                              <text:list>
                                <text:list-item>
                                  <text:list>
                                    <text:list-item>
                                      <text:list>
                                        <text:list-item>
                                          <text:list>
                                            <text:list-header>
                                              <text:p text:style-name="P77"><text:span text:style-name="T78"><text:s text:c="7"/>3.2.1.1. </text:span>Introduzione</text:p>
                                            </text:list-header>
                                          </text:list>
                                        </text:list-item>
                                      </text:list>
                                    </text:list-item>
                                  </text:list>
                                </text:list-item>
                              </text:list>
                            </text:list-item>
                          </text:list>
                        </text:list-item>
                      </text:list>
                      <text:p text:style-name="P78"><text:span text:style-name="T78"><text:s text:c="7"/>3.2.1.1. </text:span>Elaborazione</text:p>
                      <text:p text:style-name="P78"><text:span text:style-name="T78"><text:s text:c="7"/>3.2.1.1. </text:span>Output</text:p>
                    </text:list-item>
                  </text:list>
                  <text:p text:style-name="P81"><text:span text:style-name="T78">3.2.2. </text:span>Accesso</text:p>
                  <text:list>
                    <text:list-item>
                      <text:list>
                        <text:list-item>
                          <text:list>
                            <text:list-item>
                              <text:list>
                                <text:list-item>
                                  <text:list>
                                    <text:list-header>
                                      <text:p text:style-name="P79"><text:span text:style-name="T97"><text:s text:c="2"/></text:span><text:span text:style-name="T78">3.2.2.1.</text:span><text:span text:style-name="T97"> <text:s/></text:span>Introduzione</text:p>
                                    </text:list-header>
                                  </text:list>
                                </text:list-item>
                              </text:list>
                            </text:list-item>
                          </text:list>
                        </text:list-item>
                      </text:list>
                    </text:list-item>
                  </text:list>
                </text:list-item>
              </text:list>
            </text:list-item>
          </text:list>
          <text:p text:style-name="P79"><text:span text:style-name="T97"><text:s/></text:span><text:span text:style-name="T78"><text:s/>3.2.2.2.</text:span><text:span text:style-name="T97"> <text:s/></text:span><text:span text:style-name="T96">Input</text:span></text:p>
          <text:list>
            <text:list-item>
              <text:list>
                <text:list-header>
                  <text:p text:style-name="P78"><text:span text:style-name="T96"><text:s text:c="8"/></text:span><text:span text:style-name="T78">3.2.2.3.</text:span><text:span text:style-name="T97"> <text:s/></text:span><text:span text:style-name="T96">Elaborazione</text:span></text:p>
                  <text:list>
                    <text:list-item>
                      <text:list>
                        <text:list-header>
                          <text:p text:style-name="P78"><text:span text:style-name="T96"><text:s text:c="8"/></text:span><text:span text:style-name="T78">3.2.2.4.</text:span><text:span text:style-name="T97"> <text:s/></text:span><text:span text:style-name="T96">Output</text:span></text:p>
                        </text:list-header>
                      </text:list>
                    </text:list-item>
                  </text:list>
                  <text:p text:style-name="P82"><text:span text:style-name="T79">3.2.3.</text:span><text:span text:style-name="T98"> </text:span>Carrello</text:p>
                  <text:list text:continue-numbering="true">
                    <text:list-header>
                      <text:p text:style-name="P80"><text:s text:c="3"/><text:span text:style-name="T79">3.2.3.1.</text:span><text:span text:style-name="T98"> <text:s/></text:span>Introduzione</text:p>
                      <text:p text:style-name="P80"><text:span text:style-name="T96"><text:s text:c="3"/></text:span><text:span text:style-name="T79">3.2.3.2.</text:span><text:span text:style-name="T98"> <text:s/></text:span><text:span text:style-name="T96">Input</text:span></text:p>
                      <text:p text:style-name="P80"><text:span text:style-name="T96"><text:s text:c="3"/></text:span><text:span text:style-name="T79">3.2.3.3.</text:span><text:span text:style-name="T98"> <text:s/></text:span><text:span text:style-name="T96">Elaborazione</text:span></text:p>
                      <text:p text:style-name="P80"><text:span text:style-name="T96"><text:s text:c="3"/></text:span><text:span text:style-name="T79">3.2.3.4.</text:span><text:span text:style-name="T98"> <text:s/></text:span><text:span text:style-name="T96">Output</text:span></text:p>
                    </text:list-header>
                  </text:list>
                </text:list-header>
              </text:list>
            </text:list-item>
          </text:list>
        </text:list-item>
      </text:list>
      <text:p text:style-name="P20"><text:tab/><text:tab/> <text:s text:c="7"/><text:span text:style-name="T76">3.2.4.</text:span><text:span text:style-name="T95"> Acquisto prodotto con prescrizione</text:span></text:p>
      <text:p text:style-name="P18"><text:span text:style-name="T95"><text:tab/> <text:s text:c="2"/></text:span><text:span text:style-name="T76">3.2.4.1.</text:span><text:span text:style-name="T77"> <text:s/></text:span>Introduzione</text:p>
      <text:p text:style-name="P18"><text:span text:style-name="T95"><text:tab/> <text:s text:c="2"/></text:span><text:span text:style-name="T76">3.2.4.2</text:span><text:span text:style-name="T95">. <text:s/></text:span><text:span text:style-name="T96">Input</text:span></text:p>
      <text:p text:style-name="P18"><text:span text:style-name="T95"><text:tab/> <text:s text:c="2"/></text:span><text:span text:style-name="T76">3.2.4.3</text:span><text:span text:style-name="T95">. <text:s/></text:span><text:span text:style-name="T96">Elaborazione</text:span></text:p>
      <text:p text:style-name="P21"><text:span text:style-name="T76"><text:tab/><text:tab/><text:tab/> <text:s text:c="2"/>3.2.4.4.</text:span><text:span text:style-name="T95"> <text:s/></text:span>Output</text:p>
      <text:p text:style-name="P22"><text:tab/><text:tab/> <text:s text:c="7"/><text:span text:style-name="T76">3.2.</text:span><text:span text:style-name="T80">5</text:span><text:span text:style-name="T76">.</text:span><text:span text:style-name="T95"> </text:span><text:span text:style-name="T100">Scelta farmacia per trasporto</text:span></text:p>
      <text:p text:style-name="P19"><text:span text:style-name="T95"><text:tab/> <text:s text:c="2"/></text:span><text:span text:style-name="T76">3.2.</text:span><text:span text:style-name="T80">5</text:span><text:span text:style-name="T76">.1.</text:span><text:span text:style-name="T77"> <text:s/></text:span>Introduzione</text:p>
      <text:p text:style-name="P19"><text:span text:style-name="T95"><text:tab/> <text:s text:c="2"/></text:span><text:span text:style-name="T76">3.2.</text:span><text:span text:style-name="T80">5</text:span><text:span text:style-name="T76">.2</text:span><text:span text:style-name="T95">. <text:s/></text:span><text:span text:style-name="T96">Input</text:span></text:p>
      <text:p text:style-name="P19"><text:span text:style-name="T95"><text:tab/> <text:s text:c="2"/></text:span><text:span text:style-name="T76">3.2.</text:span><text:span text:style-name="T80">5</text:span><text:span text:style-name="T76">.3</text:span><text:span text:style-name="T95">. <text:s/></text:span><text:span text:style-name="T96">Elaborazione</text:span></text:p>
      <text:p text:style-name="P22"><text:s/><text:tab/><text:tab/><text:tab/> <text:s text:c="3"/><text:span text:style-name="T76">3.2.</text:span><text:span text:style-name="T80">5</text:span><text:span text:style-name="T76">.4.</text:span><text:span text:style-name="T95"> <text:s/></text:span>Output</text:p>
      <text:p text:style-name="P20"><text:tab/><text:tab/></text:p>
      <text:list xml:id="list141102780014786" text:continue-numbering="true" text:style-name="L1">
        <text:list-item>
          <text:list>
            <text:list-item>
              <text:p text:style-name="P70"><text:soft-page-break/><text:span text:style-name="T63">R</text:span>equisiti relativi alle prestazioni</text:p>
              <text:list>
                <text:list-item>
                  <text:p text:style-name="P83"><text:span text:style-name="T63">R</text:span>elativi al tempo</text:p>
                </text:list-item>
                <text:list-item>
                  <text:p text:style-name="P84"><text:span text:style-name="T63">R</text:span>elativi all’efficienza</text:p>
                </text:list-item>
                <text:list-item>
                  <text:p text:style-name="P85">Relativi all’estetica</text:p>
                </text:list-item>
              </text:list>
            </text:list-item>
            <text:list-item>
              <text:p text:style-name="P71"><text:span text:style-name="T63">V</text:span>incoli di progettazione</text:p>
            </text:list-item>
            <text:list-item>
              <text:p text:style-name="P71"><text:span text:style-name="T63">R</text:span>equisiti logici del database</text:p>
            </text:list-item>
          </text:list>
        </text:list-item>
      </text:list>
      <text:p text:style-name="P1"/>
      <text:list xml:id="list3246798756" text:style-name="L2">
        <text:list-item>
          <text:p text:style-name="P131">Introduzione</text:p>
          <text:p text:style-name="P131"/>
          <text:list>
            <text:list-item>
              <text:p text:style-name="P132">Propositi</text:p>
              <text:p text:style-name="P123">Il proposito di questo documento è quello di specificare i requisiti del sito web “Health-Delivery” per facilitare la realizzazione e la validazione.<text:tab/></text:p>
            </text:list-item>
          </text:list>
        </text:list-item>
      </text:list>
      <text:p text:style-name="P2"/>
      <text:list xml:id="list141103975804721" text:continue-numbering="true" text:style-name="L2">
        <text:list-item>
          <text:list>
            <text:list-item>
              <text:p text:style-name="P132">Obiettivi</text:p>
            </text:list-item>
          </text:list>
        </text:list-item>
      </text:list>
      <text:list xml:id="list3835567684" text:style-name="L3">
        <text:list-header>
          <text:p text:style-name="P124">Il sito web “Health-Delivery” ha come obiettivo principale quello di mettere a disposizione una piattaforma online che permetterà agli utenti di acquistare direttamente sul nostro sito dei farmaci, parafarmaci e qualsiasi altro prodotto acquistabile in una farmacia. Quindi il nostro sito farà da intermediario tra le farmacie e gli utenti normali che direttamente da casa potranno acquistare farmaci in modo semplice veloce e intuitivo. </text:p>
        </text:list-header>
      </text:list>
      <text:p text:style-name="P3"/>
      <text:list xml:id="list141104524721386" text:continue-list="list141103975804721" text:style-name="L2">
        <text:list-item>
          <text:list>
            <text:list-item>
              <text:p text:style-name="P133">Definizioni</text:p>
            </text:list-item>
          </text:list>
        </text:list-item>
      </text:list>
      <text:p text:style-name="P14"><text:span text:style-name="T69"><text:tab/></text:span><text:bookmark text:name="docs-internal-guid-5347f63d-7fff-3dbd-9a0c-c86156a69f90"/><text:span text:style-name="T62">Health-Delivery: sito web </text:span></text:p>
      <text:p text:style-name="P46"><text:tab/></text:p>
      <text:p text:style-name="P47"/>
      <text:list xml:id="list141102691161245" text:continue-numbering="true" text:style-name="L2">
        <text:list-item>
          <text:list>
            <text:list-item>
              <text:p text:style-name="P134">Panoramica del sistema</text:p>
            </text:list-item>
          </text:list>
        </text:list-item>
      </text:list>
      <text:p text:style-name="P58"><text:span text:style-name="T84"><text:tab/></text:span><text:span text:style-name="T85">Questo documento contiene tutte le specifiche dei requisiti necessari alla realizzazione del progetto. Ogni funzione verrà quindi descritta nel documento.</text:span></text:p>
      <text:p text:style-name="P4"/>
      <text:list xml:id="list141103952367540" text:continue-numbering="true" text:style-name="L2">
        <text:list-item>
          <text:list>
            <text:list-item>
              <text:p text:style-name="P134">Riferimenti</text:p>
            </text:list-item>
          </text:list>
        </text:list-item>
      </text:list>
      <text:p text:style-name="P58"><text:span text:style-name="T84"><text:tab/></text:span><text:span text:style-name="T85">Direttive del founder di Swifty in merito alla realizzazione del sito web.</text:span></text:p>
      <text:p text:style-name="P1"/>
      <text:p text:style-name="P1"/>
      <text:list xml:id="list141103993875701" text:continue-numbering="true" text:style-name="L2">
        <text:list-item>
          <text:p text:style-name="P140"><text:span text:style-name="T25">D</text:span><text:span text:style-name="T26">escrizione generale</text:span></text:p>
          <text:p text:style-name="P131"/>
          <text:list>
            <text:list-item>
              <text:p text:style-name="P141"><text:span text:style-name="T70">P</text:span><text:span text:style-name="T68">rospettiva del prodotto</text:span></text:p>
              <text:p text:style-name="P125">Il nostro sito web dovrà prevedere più form di registrazione. Sarà necessario memorizzare all’interno del nostro database 3 tipologie di utenti:</text:p>
              <text:p text:style-name="P125">- Utente (o acquirente): colui che acquisterà sulla nostra piattaforma i prodotti</text:p>
              <text:p text:style-name="P125">- Medico: che rilascia le prescrizioni (o ricette)</text:p>
              <text:p text:style-name="P125">- Farmacie: che assumeranno il ruolo di nostre “fornitrici”</text:p>
              <text:p text:style-name="P125">Una form di login che prevederà l’inserimento di email e password per qualsiasi tipologia di utente. Una volta registrate le farmacie esse provvederanno sempre tramite form all’inserimento dei prodotti da loro venduti. L’utente una volta registrato a loggato correttamente gli sarà permesso di procedere con gli eventuali acquisti (ma non prima della registrazione). Per quanto riguarda i dottori, anch’essi una volta registrati e loggati, solo loro, con le loro credenziali, potranno accedere ad una form di inserimento ricette da loro rilasciate e prescritte. Questo procedimento servirà a noi per validare le ricette che ci vengono consegnate tramite codice prima del pagamento dell’ordine da parte dell’utente che vorrà acquistare articoli che necessitano di una prescrizione medica.</text:p>
            </text:list-item>
          </text:list>
        </text:list-item>
      </text:list>
      <text:p text:style-name="P11"/>
      <text:list xml:id="list141103159759271" text:continue-numbering="true" text:style-name="L2">
        <text:list-item>
          <text:list>
            <text:list-item>
              <text:p text:style-name="P135">Funzionalità del prodotto</text:p>
            </text:list-item>
          </text:list>
        </text:list-item>
      </text:list>
      <text:p text:style-name="P5"><text:tab/><text:span text:style-name="T87">Health-Delivery</text:span><text:span text:style-name="T81"> dovrà:</text:span></text:p>
      <text:list xml:id="list1020839158" text:style-name="L4">
        <text:list-item>
          <text:p text:style-name="P126">Sign Up/ Sign In dell’utente</text:p>
        </text:list-item>
        <text:list-item>
          <text:p text:style-name="P126"><text:soft-page-break/>Sign Up/ Sign In delle farmacie</text:p>
        </text:list-item>
        <text:list-item>
          <text:p text:style-name="P126">Sign Up/Sign In dei medici</text:p>
        </text:list-item>
        <text:list-item>
          <text:p text:style-name="P127">Memorizzare in un database tutte le informazioni di anagrafica</text:p>
        </text:list-item>
        <text:list-item>
          <text:p text:style-name="P127">Acquisto di un prodotto</text:p>
        </text:list-item>
        <text:list-item>
          <text:p text:style-name="P126">Acquisto di medicinali che necessitano di prescrizione medica</text:p>
        </text:list-item>
        <text:list-item>
          <text:p text:style-name="P127">Verificare se ca prescrizione medica inserita dal cliente è valida </text:p>
        </text:list-item>
        <text:list-item>
          <text:p text:style-name="P126">Acquisto di qualsiasi altro articolo che non necessita di prescrizione medica</text:p>
        </text:list-item>
        <text:list-item>
          <text:p text:style-name="P127">Gestire il carrello del nostro cliente (ossia il suo ordine)</text:p>
        </text:list-item>
        <text:list-item>
          <text:p text:style-name="P126">Gestire le giacenze degli articoli che mettono a disposizione le farmacie</text:p>
        </text:list-item>
        <text:list-item>
          <text:p text:style-name="P126">Spingere i clienti a “digitalizzarsi” e non recarsi più in farmacia ma andando a visitare il nostro sito <text:span text:style-name="T88">e acquistare direttamente da noi</text:span></text:p>
        </text:list-item>
        <text:list-item>
          <text:p text:style-name="P126">Fornire gli indirizzi dei destinatari alle varie farmacie che si trovano nello stesso CAP specificato dall’utente destinatario, in quanto abbiamo deciso che saranno le farmacie ad occuparsi della parte di trasporto degli articoli, visto che noi contribuiremo alla vendita dei loro prodotti</text:p>
        </text:list-item>
      </text:list>
      <text:p text:style-name="P7"/>
      <text:list xml:id="list141102801368809" text:continue-list="list141103159759271" text:style-name="L2">
        <text:list-item>
          <text:list>
            <text:list-item>
              <text:p text:style-name="P136">Caratteristiche utente</text:p>
            </text:list-item>
          </text:list>
        </text:list-item>
      </text:list>
      <text:p text:style-name="P12"><text:span text:style-name="T71"><text:tab/></text:span><text:span text:style-name="T83">Il nostro sito web dovrà permettere all’utente in modo semplice veloce e intuitivo di poter registrarsi, accedere ed acquistare tutto il necessario da lui richiesto.</text:span></text:p>
      <text:p text:style-name="P8"/>
      <text:list xml:id="list141104200301807" text:continue-numbering="true" text:style-name="L2">
        <text:list-item>
          <text:list>
            <text:list-item>
              <text:p text:style-name="P143"><text:span text:style-name="T5">Vincoli </text:span><text:span text:style-name="T6">generali</text:span></text:p>
            </text:list-item>
          </text:list>
        </text:list-item>
      </text:list>
      <text:p text:style-name="P12"><text:span text:style-name="T71"><text:tab/></text:span><text:span text:style-name="T82">Vincoli:</text:span></text:p>
      <text:list xml:id="list26866392" text:style-name="L5">
        <text:list-item>
          <text:p text:style-name="P128">Il nostro sito web è vincolato dalle autorizzazioni del Ministero della Salute sulla vendita di farmaci <text:span text:style-name="T92">che richiedono una prescrizione medica, </text:span><text:span text:style-name="T99">però non saremo noi i diretti venditori ma bensì le farmacie, noi abbiamo solo il ruolo di mediatore che mette e a disposizione una piattaforma online da cui “acquistare” (attraverso farmacie) i farmaci/parafarmaci, quindi possiamo essere esenti dalle autorizzazioni del ministero in quanto saranno le farmacie ad occuparsi della vendita e del trasporto.</text:span></text:p>
        </text:list-item>
        <text:list-item>
          <text:p text:style-name="P129">Le farmacie dovranno essere propense a collaborare con la nostra piattaforma per digitalizzare il loro mondo.</text:p>
        </text:list-item>
        <text:list-item>
          <text:p text:style-name="P128">Vincolo Tempo: il progetto dovrà essere consegnato prima delle vacanze di Pasqua</text:p>
        </text:list-item>
      </text:list>
      <text:p text:style-name="P7"/>
      <text:p text:style-name="P6"><text:tab/></text:p>
      <text:p text:style-name="P13"><text:span text:style-name="T72">Dipendenze</text:span><text:span text:style-name="T73">:</text:span></text:p>
      <text:list xml:id="list141103788068117" text:continue-numbering="true" text:style-name="L5">
        <text:list-header>
          <text:p text:style-name="P130"><text:span text:style-name="T88">Il software necessiterà di un servizio di hosting e dell’acquisto di un dominio per poter essere visibile tramite un sito su </text:span><text:span text:style-name="T89">Internet</text:span>.</text:p>
        </text:list-header>
      </text:list>
      <text:p text:style-name="P1"/>
      <text:p text:style-name="P1"/>
      <text:list xml:id="list141104256206805" text:continue-list="list141104200301807" text:style-name="L2">
        <text:list-item>
          <text:p text:style-name="P140"><text:span text:style-name="T27">R</text:span><text:span text:style-name="T26">equisiti specifici</text:span></text:p>
          <text:p text:style-name="P131"/>
          <text:list>
            <text:list-item>
              <text:p text:style-name="P141"><text:span text:style-name="T7">R</text:span><text:span text:style-name="T8">equisiti di i</text:span><text:span text:style-name="T9">nterfaccia esterna</text:span></text:p>
            </text:list-item>
          </text:list>
        </text:list-item>
      </text:list>
      <text:p text:style-name="P23"/>
      <text:list xml:id="list141103899844070" text:continue-numbering="true" text:style-name="L2">
        <text:list-item>
          <text:list>
            <text:list-item>
              <text:list>
                <text:list-item>
                  <text:p text:style-name="P148"><text:span text:style-name="T63">I</text:span>nterfaccia utente</text:p>
                </text:list-item>
              </text:list>
              <text:p text:style-name="P137">Il sito web “Health-Delivery” dovrà essere esteticamente invitante, semplice ed intuitivo per mettere a proprio agio l’acquirente e inoltre magari tramite recensioni o commenti <text:span text:style-name="T90">rassicurare l’utente sull’effettivo funzionamento dell’intero processo. Permettere all’utente una ricerca dei prodotti tramite filtraggio in modo da rendere il tutto più rapido, quindi tramite la realizzazione di pagine dinamiche (che si adattano ai filtri dell’utente). </text:span><text:s/></text:p>
            </text:list-item>
          </text:list>
        </text:list-item>
      </text:list>
      <text:p text:style-name="P9"/>
      <text:list xml:id="list141102549164340" text:continue-numbering="true" text:style-name="L2">
        <text:list-item>
          <text:list>
            <text:list-item>
              <text:list>
                <text:list-item>
                  <text:p text:style-name="P88"><text:span text:style-name="T63">I</text:span>nterfaccia hardware</text:p>
                </text:list-item>
              </text:list>
              <text:p text:style-name="P144"><text:span text:style-name="T71">Il </text:span><text:span text:style-name="T74">software non si deve interfacciare con nessuna scheda hardware esterna.</text:span></text:p>
            </text:list-item>
          </text:list>
        </text:list-item>
      </text:list>
      <text:p text:style-name="P9"/>
      <text:list xml:id="list141103821532675" text:continue-numbering="true" text:style-name="L2">
        <text:list-item>
          <text:list>
            <text:list-item>
              <text:list>
                <text:list-item>
                  <text:p text:style-name="P88"><text:soft-page-break/><text:span text:style-name="T63">I</text:span>nterfaccia software</text:p>
                </text:list-item>
              </text:list>
              <text:p text:style-name="P144"><text:span text:style-name="T75">Il nostro sito che girerà su un server fornito da un servizio di hosting dovrà permettere ai client di connettersi per poter interagire con la nostra piattaforma</text:span><text:span text:style-name="T74">.</text:span></text:p>
            </text:list-item>
          </text:list>
        </text:list-item>
      </text:list>
      <text:p text:style-name="P9"/>
      <text:list xml:id="list141102426180288" text:continue-numbering="true" text:style-name="L2">
        <text:list-item>
          <text:list>
            <text:list-item>
              <text:list>
                <text:list-item>
                  <text:p text:style-name="P88"><text:span text:style-name="T63">I</text:span>nterfaccia di comunicazione</text:p>
                </text:list-item>
              </text:list>
              <text:p text:style-name="P138"><text:span text:style-name="T90">Il client per potersi connettere al server ed accedere al nostro sito dovrà disporre di una discreta connessione internet</text:span>.</text:p>
            </text:list-item>
          </text:list>
        </text:list-item>
      </text:list>
      <text:p text:style-name="P10"/>
      <text:list xml:id="list141103831368110" text:continue-numbering="true" text:style-name="L2">
        <text:list-item>
          <text:list>
            <text:list-header>
              <text:p text:style-name="P139"/>
            </text:list-header>
            <text:list-item>
              <text:p text:style-name="P141"><text:span text:style-name="T10">R</text:span><text:span text:style-name="T11">equisiti funzionali</text:span></text:p>
            </text:list-item>
          </text:list>
        </text:list-item>
      </text:list>
      <text:p text:style-name="P24"><text:tab/><text:tab/></text:p>
      <text:p text:style-name="P62"><text:span text:style-name="T39"><text:tab/><text:tab/></text:span><text:span text:style-name="T42">3.2.1</text:span><text:span text:style-name="T40"> </text:span><text:span text:style-name="T41">Registrazione</text:span></text:p>
      <text:p text:style-name="P48"/>
      <text:p text:style-name="P61"><text:span text:style-name="T5"><text:tab/><text:tab/></text:span><text:span text:style-name="T42">3.2.1.1</text:span><text:span text:style-name="T40"> Introduzione</text:span><text:span text:style-name="T5"> </text:span></text:p>
      <text:p text:style-name="P61"><text:span text:style-name="T5"><text:tab/><text:tab/><text:tab/></text:span><text:span text:style-name="T28">L</text:span><text:span text:style-name="T29">a funzione di registrazione permetterà ai nostri client di poter inserire <text:tab/><text:tab/><text:tab/>i loro dati anagrafici seguiti da una email ed una password che <text:tab/><text:tab/><text:tab/><text:tab/>permetteranno loro di compilare la successiva form di login così da <text:tab/><text:tab/><text:tab/>accedere definitivamente al nostro sito.</text:span></text:p>
      <text:p text:style-name="P37"><text:tab/><text:tab/></text:p>
      <text:p text:style-name="P61"><text:span text:style-name="T29"><text:tab/><text:tab/></text:span><text:span text:style-name="T49">3.2.1.2</text:span><text:span text:style-name="T56"> Input</text:span></text:p>
      <text:p text:style-name="P61"><text:span text:style-name="T56"><text:tab/><text:tab/></text:span><text:span text:style-name="T36"> <text:tab/></text:span><text:span text:style-name="T29">Una volta che il client è entrato in “Health-Delivery” in alto a destra <text:tab/><text:tab/><text:tab/>troverà un’icona con cui potrà procedere alla sua registrazione.</text:span></text:p>
      <text:p text:style-name="P37"/>
      <text:p text:style-name="P63"><text:tab/><text:tab/><text:span text:style-name="T49">3.2.1.</text:span><text:span text:style-name="T50">3</text:span><text:span text:style-name="T56"> </text:span><text:span text:style-name="T57">Elaborazione</text:span></text:p>
      <text:p text:style-name="P63"><text:span text:style-name="T56"><text:tab/><text:tab/></text:span><text:span text:style-name="T36"> <text:tab/></text:span><text:span text:style-name="T30">Se il processo di verifica dei dati inseriti e l’inserimento all’interno del <text:tab/><text:tab/><text:tab/>database della sua anagrafica va a buon fine allora il cliente è stato <text:tab/><text:tab/><text:tab/>registrato correttamente.</text:span></text:p>
      <text:p text:style-name="P38"/>
      <text:p text:style-name="P63"><text:span text:style-name="T30"><text:tab/><text:tab/></text:span><text:span text:style-name="T49">3.2.1.</text:span><text:span text:style-name="T50">4</text:span><text:span text:style-name="T56"> </text:span><text:span text:style-name="T57">Output</text:span></text:p>
      <text:p text:style-name="P63"><text:span text:style-name="T56"><text:tab/><text:tab/></text:span><text:span text:style-name="T36"> <text:tab/></text:span><text:span text:style-name="T30">Il client tramite un semplice allert </text:span><text:span text:style-name="T31">(verde/rosso)</text:span><text:span text:style-name="T30"> potrà visualizzare un <text:tab/><text:tab/><text:tab/>messaggio di:</text:span></text:p>
      <text:p text:style-name="P38"><text:tab/><text:tab/><text:tab/>- “Utente registrato correttamente!”</text:p>
      <text:p text:style-name="P63"><text:span text:style-name="T30"><text:tab/><text:tab/><text:tab/>- “</text:span><text:span text:style-name="T31">Utente registrato erroneamente</text:span><text:span text:style-name="T30">!”</text:span></text:p>
      <text:p text:style-name="P38"/>
      <text:p text:style-name="P57"><text:tab/><text:tab/></text:p>
      <text:p text:style-name="P63"><text:span text:style-name="T36"><text:tab/></text:span><text:span text:style-name="T49">3.2.</text:span><text:span text:style-name="T51">2</text:span><text:span text:style-name="T56"> </text:span><text:span text:style-name="T59">Accesso (o login)</text:span></text:p>
      <text:p text:style-name="P49"><text:tab/><text:tab/><text:tab/></text:p>
      <text:p text:style-name="P63"><text:span text:style-name="T41"><text:tab/><text:tab/></text:span><text:span text:style-name="T43">3.2.</text:span><text:span text:style-name="T44">2</text:span><text:span text:style-name="T43">.1</text:span><text:span text:style-name="T41"> Introduzione </text:span></text:p>
      <text:p text:style-name="P64"><text:span text:style-name="T41"><text:tab/><text:tab/><text:tab/></text:span><text:span text:style-name="T30">La funzione di login permetterà all’utente, una volta registrato <text:tab/><text:tab/><text:tab/><text:tab/>correttamente, di poter accedere tramite email e password <text:tab/><text:tab/><text:tab/><text:tab/>precedentemente inserite nella form di registrazione. Una volta <text:tab/><text:tab/><text:tab/><text:tab/>loggato correttamente avrà la possibilità finalmente di acquistare <text:tab/><text:tab/><text:tab/><text:tab/>qualsisi prodotto egli desideri.</text:span></text:p>
      <text:p text:style-name="P39"/>
      <text:p text:style-name="P64"><text:span text:style-name="T30"><text:tab/><text:tab/></text:span><text:span text:style-name="T49">3.2.</text:span><text:span text:style-name="T51">2</text:span><text:span text:style-name="T49">.</text:span><text:span text:style-name="T51">2</text:span><text:span text:style-name="T56"> In</text:span><text:span text:style-name="T58">put</text:span><text:span text:style-name="T56"> </text:span></text:p>
      <text:p text:style-name="P64"><text:span text:style-name="T56"><text:tab/><text:tab/><text:tab/></text:span><text:span text:style-name="T31">Una volta che il client si è registrato correttamente verrà reindirizzato <text:tab/><text:tab/><text:tab/>nella pagina di login dove potrà procedere all’inserimento dell’email e <text:tab/><text:tab/><text:tab/>della password per poter accedere al nostro sito web.</text:span><text:span text:style-name="T41"><text:tab/></text:span></text:p>
      <text:p text:style-name="P50"/>
      <text:p text:style-name="P64"><text:tab/><text:tab/><text:span text:style-name="T49">3.2.</text:span><text:span text:style-name="T51">2</text:span><text:span text:style-name="T49">.</text:span><text:span text:style-name="T50">3</text:span><text:span text:style-name="T56"> </text:span><text:span text:style-name="T57">Elaborazione</text:span></text:p>
      <text:p text:style-name="P64"><text:soft-page-break/><text:span text:style-name="T56"><text:tab/><text:tab/></text:span><text:span text:style-name="T36"> <text:tab/></text:span><text:span text:style-name="T30">Se il processo di verifica </text:span><text:span text:style-name="T31">di email e password corrisponde con i dati <text:tab/><text:tab/><text:tab/>presenti</text:span><text:span text:style-name="T30"> all’interno del database </text:span><text:span text:style-name="T31">allora il login sarà stato eseguito <text:tab/><text:tab/><text:tab/><text:tab/>correttamente</text:span><text:span text:style-name="T30">.</text:span></text:p>
      <text:p text:style-name="P39"/>
      <text:p text:style-name="P64"><text:span text:style-name="T30"><text:tab/><text:tab/></text:span><text:span text:style-name="T49">3.2.1.</text:span><text:span text:style-name="T50">4</text:span><text:span text:style-name="T56"> </text:span><text:span text:style-name="T57">Output</text:span></text:p>
      <text:p text:style-name="P64"><text:span text:style-name="T56"><text:tab/><text:tab/></text:span><text:span text:style-name="T36"> <text:tab/></text:span><text:span text:style-name="T30">Il client tramite un semplice allert </text:span><text:span text:style-name="T31">(verde/rosso)</text:span><text:span text:style-name="T30"> potrà visualizzare un <text:tab/><text:tab/><text:tab/>messaggio di:</text:span></text:p>
      <text:p text:style-name="P64"><text:span text:style-name="T30"><text:tab/><text:tab/><text:tab/>- “</text:span><text:span text:style-name="T31">Accesso eseguito</text:span><text:span text:style-name="T30"> correttamente!”</text:span></text:p>
      <text:p text:style-name="P64"><text:span text:style-name="T30"><text:tab/><text:tab/><text:tab/>- “</text:span><text:span text:style-name="T31">Accesso eseguito erroneamente</text:span><text:span text:style-name="T30">!”</text:span></text:p>
      <text:p text:style-name="P64"/>
      <text:p text:style-name="P64"/>
      <text:p text:style-name="P59"><text:span text:style-name="T49"><text:tab/>3.2.</text:span><text:span text:style-name="T52">3</text:span><text:span text:style-name="T56"> </text:span><text:span text:style-name="T59">Gestione del carrello</text:span></text:p>
      <text:p text:style-name="P51"><text:tab/><text:tab/><text:tab/></text:p>
      <text:p text:style-name="P60"><text:span text:style-name="T41"><text:tab/><text:tab/></text:span><text:span text:style-name="T43">3.2.</text:span><text:span text:style-name="T45">3</text:span><text:span text:style-name="T43">.1</text:span><text:span text:style-name="T41"> Introduzione </text:span></text:p>
      <text:p text:style-name="P60"><text:span text:style-name="T41"><text:tab/><text:tab/><text:tab/></text:span><text:span text:style-name="T45">Sarà necessario permettere agli utenti di inserire i prodotti che vogliono <text:tab/><text:tab/><text:tab/>acquistare all’interno di un carrello in modo tale che una volta terminato <text:tab/><text:tab/><text:tab/>lo shopping direttamente dall’icona del carrello posta in alto a destra <text:tab/><text:tab/><text:tab/>della pagina potranno proseguire con la fatturazione e il pagamento <text:tab/><text:tab/><text:tab/>dell’ordine. </text:span></text:p>
      <text:p text:style-name="P40"/>
      <text:p text:style-name="P60"><text:span text:style-name="T30"><text:tab/><text:tab/></text:span><text:span text:style-name="T49">3.2.</text:span><text:span text:style-name="T51">2</text:span><text:span text:style-name="T49">.</text:span><text:span text:style-name="T51">2</text:span><text:span text:style-name="T56"> In</text:span><text:span text:style-name="T58">put</text:span><text:span text:style-name="T56"> </text:span></text:p>
      <text:p text:style-name="P60"><text:span text:style-name="T56"><text:tab/><text:tab/><text:tab/></text:span><text:span text:style-name="T53">L’inserimento dei prodotti all’interno del carrello sarà possibile mediante <text:tab/><text:tab/><text:tab/>un tasto che permetterà di spostare il prodotto desiderato all’interno del <text:tab/><text:tab/><text:tab/>carrello.</text:span><text:span text:style-name="T41"><text:tab/></text:span></text:p>
      <text:p text:style-name="P51"/>
      <text:p text:style-name="P60"><text:tab/><text:tab/><text:span text:style-name="T49">3.2.</text:span><text:span text:style-name="T51">2</text:span><text:span text:style-name="T49">.</text:span><text:span text:style-name="T50">3</text:span><text:span text:style-name="T56"> </text:span><text:span text:style-name="T57">Elaborazione</text:span></text:p>
      <text:p text:style-name="P60"><text:span text:style-name="T56"><text:tab/><text:tab/></text:span><text:span text:style-name="T36"> <text:tab/></text:span><text:span text:style-name="T32">La fase di elaborazione dati prevederà qualche secondo per <text:tab/><text:tab/><text:tab/><text:tab/>l’aggiornamento del carrello in cui sarà possibile visualizzare tramite un <text:tab/><text:tab/><text:tab/>numerino posto sopra l’icona del carrello la quantità di prodotto <text:tab/><text:tab/><text:tab/><text:tab/>all’interno.</text:span></text:p>
      <text:p text:style-name="P40"/>
      <text:p text:style-name="P60"><text:span text:style-name="T30"><text:tab/><text:tab/></text:span><text:span text:style-name="T49">3.2.1.</text:span><text:span text:style-name="T50">4</text:span><text:span text:style-name="T56"> </text:span><text:span text:style-name="T57">Output</text:span></text:p>
      <text:p text:style-name="P60"><text:span text:style-name="T57"><text:tab/><text:tab/><text:tab/></text:span><text:span text:style-name="T53">La visualizzazione del carrello sarà sempre disponibile in qualsiasi <text:tab/><text:tab/><text:tab/>momento l’utente voglia sempre tramite l’icona posta in alto a destra <text:tab/><text:tab/><text:tab/>dello schermo.</text:span></text:p>
      <text:p text:style-name="P54"/>
      <text:p text:style-name="P54"/>
      <text:p text:style-name="P65"><text:span text:style-name="T53"><text:tab/></text:span><text:span text:style-name="T49">3.2.</text:span><text:span text:style-name="T54">4</text:span><text:span text:style-name="T56"> </text:span><text:span text:style-name="T60">Acquisto di un prodotto con prescrizione</text:span></text:p>
      <text:p text:style-name="P52"><text:tab/><text:tab/><text:tab/></text:p>
      <text:p text:style-name="P65"><text:span text:style-name="T41"><text:tab/><text:tab/></text:span><text:span text:style-name="T43">3.2.</text:span><text:span text:style-name="T47">4</text:span><text:span text:style-name="T43">.1</text:span><text:span text:style-name="T41"> Introduzione </text:span></text:p>
      <text:p text:style-name="P65"><text:span text:style-name="T41"><text:tab/><text:tab/><text:tab/></text:span><text:span text:style-name="T46">Come specificato prima, per l’acquisto di determinati prodotti, è <text:tab/><text:tab/><text:tab/><text:tab/>necessaria la prescrizione del medico. Per gestire l’acquisto di tale <text:tab/><text:tab/><text:tab/>prodotto, permetteremo all’utente in questione di poter specificare in un <text:tab/><text:tab/><text:tab/>textField il codice della ricetta che gli è stata consegnata dal suo medico <text:tab/><text:tab/><text:tab/>curante. Noi, lato back-end, andremo a confrontare il codice da lui <text:tab/><text:tab/><text:tab/>inserito se corrisponde effettivamente con il codice corrispettivo inserito <text:tab/><text:tab/><text:tab/>dal suo medico durante la registrazione delle ricette da lui rilasciate.</text:span></text:p>
      <text:p text:style-name="P41"/>
      <text:p text:style-name="P65"><text:span text:style-name="T30"><text:tab/><text:tab/></text:span><text:span text:style-name="T49">3.2.</text:span><text:span text:style-name="T51">2</text:span><text:span text:style-name="T49">.</text:span><text:span text:style-name="T51">2</text:span><text:span text:style-name="T56"> In</text:span><text:span text:style-name="T58">put</text:span><text:span text:style-name="T56"> </text:span></text:p>
      <text:p text:style-name="P65"><text:soft-page-break/><text:span text:style-name="T56"><text:tab/><text:tab/><text:tab/></text:span><text:span text:style-name="T54">L’inserimento del codice della prescrizione abbiamo pensato di <text:tab/><text:tab/><text:tab/><text:tab/>richiederlo all’interno della pagina di riepilogo dell’ordine, ossia prima <text:tab/><text:tab/><text:tab/>dell’effettivo pagamento.</text:span><text:span text:style-name="T41"><text:tab/></text:span></text:p>
      <text:p text:style-name="P52"/>
      <text:p text:style-name="P65"><text:tab/><text:tab/><text:span text:style-name="T49">3.2.</text:span><text:span text:style-name="T51">2</text:span><text:span text:style-name="T49">.</text:span><text:span text:style-name="T50">3</text:span><text:span text:style-name="T56"> </text:span><text:span text:style-name="T57">Elaborazione</text:span></text:p>
      <text:p text:style-name="P65"><text:span text:style-name="T56"><text:tab/><text:tab/></text:span><text:span text:style-name="T36"> <text:tab/></text:span><text:span text:style-name="T33">Una volta inserito il codice, tramite uno script lato back-end, andremo a <text:tab/><text:tab/><text:tab/>convalidare o negare la veridicità del codice relativo alla prescrizione.</text:span></text:p>
      <text:p text:style-name="P41"/>
      <text:p text:style-name="P65"><text:span text:style-name="T30"><text:tab/><text:tab/></text:span><text:span text:style-name="T49">3.2.1.</text:span><text:span text:style-name="T50">4</text:span><text:span text:style-name="T56"> </text:span><text:span text:style-name="T57">Output</text:span></text:p>
      <text:p text:style-name="P65"><text:span text:style-name="T57"><text:tab/><text:tab/><text:tab/></text:span><text:span text:style-name="T54">Se il controllo convalida il codice verrà visualizzata di fianco al textField <text:tab/><text:tab/><text:tab/>una V di conferma, altrimenti in caso di codice errato verrà visualizzata <text:tab/><text:tab/><text:tab/>sempre di fianco al textField di inserimento una X di negazione.</text:span></text:p>
      <text:p text:style-name="P55"/>
      <text:p text:style-name="P55"/>
      <text:p text:style-name="P66"><text:span text:style-name="T54"><text:tab/></text:span><text:span text:style-name="T49">3.2.</text:span><text:span text:style-name="T54">4</text:span><text:span text:style-name="T56"> </text:span><text:span text:style-name="T61">Scelta della farmacia che si occuperà del trasporto</text:span></text:p>
      <text:p text:style-name="P53"><text:tab/><text:tab/><text:tab/></text:p>
      <text:p text:style-name="P66"><text:span text:style-name="T41"><text:tab/><text:tab/></text:span><text:span text:style-name="T43">3.2.</text:span><text:span text:style-name="T47">4</text:span><text:span text:style-name="T43">.1</text:span><text:span text:style-name="T41"> Introduzione </text:span></text:p>
      <text:p text:style-name="P66"><text:span text:style-name="T41"><text:tab/><text:tab/><text:tab/></text:span><text:span text:style-name="T48">Permetteremo all’utente di scegliere da quale farmacia ricevere la <text:tab/><text:tab/><text:tab/>consegna dell’ordine. Saremo noi ad elencargli le farmacie che <text:tab/><text:tab/><text:tab/><text:tab/>risiedono nello stesso CAP del cliente che ha effettuato l’ordine, in modo <text:tab/><text:tab/><text:tab/>tale da rendere sempre rapida la spedizione al destinatario</text:span></text:p>
      <text:p text:style-name="P42"/>
      <text:p text:style-name="P66"><text:span text:style-name="T30"><text:tab/><text:tab/></text:span><text:span text:style-name="T49">3.2.</text:span><text:span text:style-name="T51">2</text:span><text:span text:style-name="T49">.</text:span><text:span text:style-name="T51">2</text:span><text:span text:style-name="T56"> In</text:span><text:span text:style-name="T58">put</text:span><text:span text:style-name="T56"> </text:span></text:p>
      <text:p text:style-name="P66"><text:span text:style-name="T56"><text:tab/><text:tab/><text:tab/></text:span><text:span text:style-name="T55">All’interno della pagina di riepilogo ordine metteremo una sezione che <text:tab/><text:tab/><text:tab/>permetterà all’utente tramite una selectBox di visualizzare tutte le <text:tab/><text:tab/><text:tab/>farmacie disponibili alla vendita dei prodotti richiesti e che risiedono <text:tab/><text:tab/><text:tab/>nello stesso CAP del cliente che ha effettuato l’ordine e <text:tab/><text:tab/><text:tab/><text:tab/><text:tab/>successivamente potrà a sua scelta selezionare la farmacia da lui <text:tab/><text:tab/><text:tab/>più gradita.</text:span><text:span text:style-name="T41"><text:tab/></text:span></text:p>
      <text:p text:style-name="P53"/>
      <text:p text:style-name="P66"><text:tab/><text:tab/><text:span text:style-name="T49">3.2.</text:span><text:span text:style-name="T51">2</text:span><text:span text:style-name="T49">.</text:span><text:span text:style-name="T50">3</text:span><text:span text:style-name="T56"> </text:span><text:span text:style-name="T57">Elaborazione</text:span></text:p>
      <text:p text:style-name="P66"><text:span text:style-name="T56"><text:tab/><text:tab/></text:span><text:span text:style-name="T36"> <text:tab/></text:span><text:span text:style-name="T34">Il processo di ricerca verrà effettuato tramite una semplice <text:tab/><text:tab/><text:tab/><text:tab/>interrogazione al database che andrà esclusivamente a selezionare le<text:tab/><text:tab/><text:tab/>farmacie che hanno la disponibilità dei prodotti richiesti (quindi se la <text:tab/><text:tab/><text:tab/>giacenza di quel prodotto è superiore alla quantità richiesta dal cliente) e <text:tab/><text:tab/><text:tab/>che risiedono nello stesso CAP del cliente che ha effettuato l’ordine</text:span><text:span text:style-name="T33">.</text:span></text:p>
      <text:p text:style-name="P42"/>
      <text:p text:style-name="P66"><text:span text:style-name="T30"><text:tab/><text:tab/></text:span><text:span text:style-name="T49">3.2.1.</text:span><text:span text:style-name="T50">4</text:span><text:span text:style-name="T56"> </text:span><text:span text:style-name="T57">Output</text:span></text:p>
      <text:p text:style-name="P66"><text:span text:style-name="T57"><text:tab/><text:tab/><text:tab/></text:span><text:span text:style-name="T55">Il cliente vedrà solo ed esclusivamente le farmacie che rispettano <text:tab/><text:tab/><text:tab/>entrambe le condizioni precedentemente specificate, in caso non ci sia <text:tab/><text:tab/><text:tab/>nessuna farmacia disponibile verrà inviato un messaggio di errore: “Non <text:tab/><text:tab/><text:tab/>ci sono farmacie disponibili alla vendita dei prodotti richiesti!”.</text:span></text:p>
      <text:p text:style-name="P54"/>
      <text:p text:style-name="P56"/>
      <text:list xml:id="list141103640799432" text:continue-numbering="true" text:style-name="L2">
        <text:list-item>
          <text:list>
            <text:list-item>
              <text:p text:style-name="P141"><text:span text:style-name="T10">R</text:span><text:span text:style-name="T11">equisiti </text:span><text:span text:style-name="T12">prestazionali</text:span></text:p>
              <text:p text:style-name="P89"/>
              <text:list>
                <text:list-item>
                  <text:p text:style-name="P145"><text:span text:style-name="T17">R</text:span><text:span text:style-name="T16">elativi al tempo</text:span></text:p>
                  <text:list>
                    <text:list-item>
                      <text:list>
                        <text:list-header>
                          <text:p text:style-name="P90">Il web server che ci farà da hosting dovrà disporre di una buona connessione Internet per permettere al sito una buona reattività nei caricamenti delle pagine e <text:soft-page-break/>nell’elaborazione dei calcoli (che dipenderà <text:span text:style-name="T101">anche e</text:span> soprattutto da una buona programmazione lato back-end).</text:p>
                        </text:list-header>
                      </text:list>
                    </text:list-item>
                  </text:list>
                </text:list-item>
              </text:list>
              <text:p text:style-name="P114"/>
              <text:list text:continue-numbering="true">
                <text:list-item>
                  <text:p text:style-name="P142"><text:span text:style-name="T15"><text:s/></text:span><text:span text:style-name="T17">R</text:span><text:span text:style-name="T18">elativi all’efficienza</text:span></text:p>
                  <text:list>
                    <text:list-item>
                      <text:list>
                        <text:list-header>
                          <text:p text:style-name="P146"><text:span text:style-name="T2">Il sito dovrà sicuramente funzionare, quindi permettere qualsiasi </text:span><text:span text:style-name="T3">tipologia di interazione messa a disposizione per i client e inoltre permettere al client, tramite una sezione di filtraggio, qualsi</text:span><text:span text:style-name="T4">a</text:span><text:span text:style-name="T3">si tipologia di ricerca essi voglia fare</text:span><text:span text:style-name="T1">.</text:span></text:p>
                        </text:list-header>
                      </text:list>
                    </text:list-item>
                  </text:list>
                </text:list-item>
              </text:list>
            </text:list-item>
          </text:list>
        </text:list-item>
      </text:list>
      <text:p text:style-name="P27"/>
      <text:list xml:id="list3337636947" text:style-name="L6">
        <text:list-item>
          <text:p text:style-name="P149"><text:span text:style-name="T37"><text:s text:c="2"/>R</text:span><text:span text:style-name="T38">elativi all’estetica</text:span></text:p>
          <text:list>
            <text:list-item>
              <text:list>
                <text:list-item>
                  <text:list>
                    <text:list-item>
                      <text:list>
                        <text:list-header>
                          <text:p text:style-name="P150"><text:span text:style-name="T38"><text:s text:c="2"/><text:tab/><text:tab/><text:tab/></text:span><text:span text:style-name="T35">Il sito dovrà presentarsi possibilmente in uno stato attraente per il client in modo tale <text:tab/><text:tab/><text:tab/>da attirare la sua attenzione.</text:span></text:p>
                        </text:list-header>
                      </text:list>
                    </text:list-item>
                  </text:list>
                </text:list-item>
              </text:list>
            </text:list-item>
          </text:list>
        </text:list-item>
      </text:list>
      <text:p text:style-name="P29"/>
      <text:p text:style-name="P29"><text:tab/><text:tab/><text:tab/><text:tab/><text:tab/></text:p>
      <text:p text:style-name="P27"/>
      <text:list xml:id="list141103871920416" text:continue-list="list141103640799432" text:style-name="L2">
        <text:list-item>
          <text:list>
            <text:list-item>
              <text:p text:style-name="P147"><text:span text:style-name="T14">V</text:span><text:span text:style-name="T13">incoli di progettazione</text:span></text:p>
            </text:list-item>
          </text:list>
        </text:list-item>
      </text:list>
      <text:p text:style-name="P26"/>
      <text:list xml:id="list141104551555230" text:continue-numbering="true" text:style-name="L2">
        <text:list-item>
          <text:list>
            <text:list-item>
              <text:list>
                <text:list-item>
                  <text:p text:style-name="P101"><text:span text:style-name="T86">Tempo</text:span><text:span text:style-name="T64">: il vincolo del tempo implica la realizzazione del software entro un tempo prestabilito dal </text:span><text:span text:style-name="T67">consiglio di classe relativo al progetto di PCTO</text:span><text:span text:style-name="T64">.</text:span></text:p>
                </text:list-item>
                <text:list-item>
                  <text:p text:style-name="P102"><text:span text:style-name="T86">Obiettivi</text:span><text:span text:style-name="T64">: gli obiettivi stabiliti per la realizzazione del progetto sono vincoli del progetto stesso, </text:span><text:span text:style-name="T66">da raggiungere per la conclusione del progetto.</text:span></text:p>
                </text:list-item>
                <text:list-item>
                  <text:p text:style-name="P103"><text:span text:style-name="T86">Costi</text:span><text:span text:style-name="T64">: i costi riguardano l’intera apparecchiatura hardware-software necessaria alla realizzazione del progetto.</text:span></text:p>
                </text:list-item>
              </text:list>
            </text:list-item>
          </text:list>
        </text:list-item>
      </text:list>
      <text:p text:style-name="P25"/>
      <text:p text:style-name="P28"/>
      <text:list xml:id="list141104263899537" text:continue-numbering="true" text:style-name="L2">
        <text:list-item>
          <text:list>
            <text:list-item>
              <text:p text:style-name="P113">Requisiti logici del database</text:p>
            </text:list-item>
          </text:list>
        </text:list-item>
      </text:list>
      <text:p text:style-name="P26"/>
      <text:list xml:id="list141103449076356" text:continue-numbering="true" text:style-name="L2">
        <text:list-item>
          <text:list>
            <text:list-item>
              <text:list>
                <text:list-header>
                  <text:p text:style-name="P91">Per la realizzazione del sito “Health-Delivery” sarà necessario l’utilizzo di un RDBMS (Relational Database Managment System). Abbiamo optato per l’utilizzo di MySql.</text:p>
                </text:list-header>
              </text:list>
            </text:list-item>
          </text:list>
        </text:list-item>
      </text:list>
      <text:p text:style-name="P30"/>
      <text:p text:style-name="P35">Entità analizzate:</text:p>
      <text:p text:style-name="P31"/>
      <text:p text:style-name="P43">Cliente</text:p>
      <text:list xml:id="list2880637703" text:style-name="L7">
        <text:list-item>
          <text:p text:style-name="P104">Codice<text:span text:style-name="T91">F</text:span>iscale</text:p>
        </text:list-item>
        <text:list-item>
          <text:p text:style-name="P92">Nome</text:p>
        </text:list-item>
        <text:list-item>
          <text:p text:style-name="P92">Cognome</text:p>
        </text:list-item>
        <text:list-item>
          <text:p text:style-name="P92">Data di nascita</text:p>
        </text:list-item>
        <text:list-item>
          <text:p text:style-name="P92">Email </text:p>
        </text:list-item>
        <text:list-item>
          <text:p text:style-name="P92">Password</text:p>
          <text:p text:style-name="P92"/>
          <text:p text:style-name="P121">Metodo di pagamento</text:p>
        </text:list-item>
        <text:list-item>
          <text:p text:style-name="P104">IDMetodoDiPagamento</text:p>
        </text:list-item>
        <text:list-item>
          <text:p text:style-name="P92">Nome</text:p>
        </text:list-item>
        <text:list-item>
          <text:p text:style-name="P92">NumeroCarta</text:p>
        </text:list-item>
        <text:list-item>
          <text:p text:style-name="P92">DataDiScadenza</text:p>
        </text:list-item>
        <text:list-item>
          <text:p text:style-name="P92">CVV</text:p>
        </text:list-item>
        <text:list-item>
          <text:p text:style-name="P115">FK_Cliente</text:p>
        </text:list-item>
      </text:list>
      <text:p text:style-name="P31"/>
      <text:p text:style-name="P43">Ordine</text:p>
      <text:list xml:id="list4249557355" text:style-name="L8">
        <text:list-item>
          <text:p text:style-name="P105">IDOrdine</text:p>
        </text:list-item>
        <text:list-item>
          <text:p text:style-name="P93">Data</text:p>
        </text:list-item>
        <text:list-item>
          <text:p text:style-name="P93"><text:soft-page-break/>IndirizzoDiConsegna</text:p>
        </text:list-item>
        <text:list-item>
          <text:p text:style-name="P93">CAP</text:p>
        </text:list-item>
        <text:list-item>
          <text:p text:style-name="P93">Città</text:p>
        </text:list-item>
        <text:list-item>
          <text:p text:style-name="P93">Provincia</text:p>
        </text:list-item>
        <text:list-item>
          <text:p text:style-name="P93">Totale</text:p>
        </text:list-item>
        <text:list-item>
          <text:p text:style-name="P116">FK_Cliente</text:p>
        </text:list-item>
        <text:list-item>
          <text:p text:style-name="P116">FK_MetodoDiPagamento</text:p>
        </text:list-item>
      </text:list>
      <text:p text:style-name="P31"/>
      <text:p text:style-name="P44">Categoria</text:p>
      <text:list xml:id="list456700382" text:style-name="L9">
        <text:list-item>
          <text:p text:style-name="P108">IDCategoria</text:p>
        </text:list-item>
        <text:list-item>
          <text:p text:style-name="P96">Nome</text:p>
        </text:list-item>
        <text:list-item>
          <text:p text:style-name="P96">Descrizione</text:p>
        </text:list-item>
      </text:list>
      <text:p text:style-name="P34"/>
      <text:p text:style-name="P44">Farmacia</text:p>
      <text:list xml:id="list1689053701" text:style-name="L10">
        <text:list-item>
          <text:p text:style-name="P109">IDFarmacia</text:p>
        </text:list-item>
        <text:list-item>
          <text:p text:style-name="P97">Nome</text:p>
        </text:list-item>
        <text:list-item>
          <text:p text:style-name="P97">Indirizzo</text:p>
        </text:list-item>
        <text:list-item>
          <text:p text:style-name="P97">Città</text:p>
        </text:list-item>
        <text:list-item>
          <text:p text:style-name="P97">CAP</text:p>
        </text:list-item>
        <text:list-item>
          <text:p text:style-name="P97">Provincia</text:p>
        </text:list-item>
        <text:list-item>
          <text:p text:style-name="P98">Email</text:p>
        </text:list-item>
        <text:list-item>
          <text:p text:style-name="P98">Password</text:p>
        </text:list-item>
      </text:list>
      <text:p text:style-name="P31"/>
      <text:p text:style-name="P43">Prodotto</text:p>
      <text:list xml:id="list2002111023" text:style-name="L11">
        <text:list-item>
          <text:p text:style-name="P106">IDProdotto</text:p>
        </text:list-item>
        <text:list-item>
          <text:p text:style-name="P94">Nome</text:p>
        </text:list-item>
        <text:list-item>
          <text:p text:style-name="P94">Descrizione</text:p>
        </text:list-item>
        <text:list-item>
          <text:p text:style-name="P94">DataDiScadenza</text:p>
        </text:list-item>
        <text:list-item>
          <text:p text:style-name="P94">QuantitàPerUnità</text:p>
        </text:list-item>
        <text:list-item>
          <text:p text:style-name="P94">Giacenza</text:p>
        </text:list-item>
        <text:list-item>
          <text:p text:style-name="P94">Immagine</text:p>
        </text:list-item>
        <text:list-item>
          <text:p text:style-name="P118">FK_Categoria</text:p>
        </text:list-item>
        <text:list-item>
          <text:p text:style-name="P118">FK_Farmacia</text:p>
        </text:list-item>
      </text:list>
      <text:p text:style-name="P33"/>
      <text:p text:style-name="P32"><text:tab/><text:tab/><text:tab/><text:tab/><text:tab/> <text:span text:style-name="T94"><text:s/></text:span><text:span text:style-name="T93">Riga ordine</text:span></text:p>
      <text:list xml:id="list1704647604" text:style-name="L12">
        <text:list-item>
          <text:p text:style-name="P107">IDRigaOrdine</text:p>
        </text:list-item>
        <text:list-item>
          <text:p text:style-name="P95">Prezzo</text:p>
        </text:list-item>
        <text:list-item>
          <text:p text:style-name="P95">Quantità</text:p>
        </text:list-item>
        <text:list-item>
          <text:p text:style-name="P95">DataConsegnaPrevista</text:p>
        </text:list-item>
        <text:list-item>
          <text:p text:style-name="P117">FK_Ordine</text:p>
        </text:list-item>
        <text:list-item>
          <text:p text:style-name="P117">FK_Prodotto</text:p>
        </text:list-item>
      </text:list>
      <text:p text:style-name="P35"/>
      <text:p text:style-name="P36"><text:tab/><text:tab/><text:tab/><text:tab/><text:tab/><text:span text:style-name="T93"> <text:s/>Medico</text:span></text:p>
      <text:list xml:id="list470429081" text:style-name="L13">
        <text:list-item>
          <text:p text:style-name="P110">CodiceFiscale</text:p>
        </text:list-item>
      </text:list>
      <text:list xml:id="list2137960244" text:style-name="L14">
        <text:list-item>
          <text:p text:style-name="P99">Nome</text:p>
        </text:list-item>
        <text:list-item>
          <text:p text:style-name="P99">Cognome</text:p>
        </text:list-item>
        <text:list-item>
          <text:p text:style-name="P99">Email</text:p>
        </text:list-item>
        <text:list-item>
          <text:p text:style-name="P99">Password</text:p>
        </text:list-item>
        <text:list-item>
          <text:p text:style-name="P99">CodiceAlboDeiMedici</text:p>
        </text:list-item>
      </text:list>
      <text:p text:style-name="P35"/>
      <text:p text:style-name="P45"><text:soft-page-break/>Ricetta</text:p>
      <text:list xml:id="list264227394" text:style-name="L15">
        <text:list-item>
          <text:p text:style-name="P111">IDRicetta</text:p>
        </text:list-item>
        <text:list-item>
          <text:p text:style-name="P100">CodiceRicetta</text:p>
        </text:list-item>
        <text:list-item>
          <text:p text:style-name="P100">DataDiRilascio</text:p>
        </text:list-item>
        <text:list-item>
          <text:p text:style-name="P100">DataDiScadenza</text:p>
        </text:list-item>
        <text:list-item>
          <text:p text:style-name="P100">CodiceASL</text:p>
        </text:list-item>
        <text:list-item>
          <text:p text:style-name="P100">OggettoPrescrizione</text:p>
        </text:list-item>
        <text:list-item>
          <text:p text:style-name="P119">FK_Dottore</text:p>
        </text:list-item>
      </text:list>
      <text:p text:style-name="P35"/>
      <text:p text:style-name="P45">Riga Ricetta</text:p>
      <text:list xml:id="list3138572215" text:style-name="L16">
        <text:list-item>
          <text:p text:style-name="P112">IDRigaRicetta</text:p>
        </text:list-item>
        <text:list-item>
          <text:p text:style-name="P120">FK_Prodotto</text:p>
        </text:list-item>
        <text:list-item>
          <text:p text:style-name="P120">FK_Ricet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svg:font-family="'Sans serif'" style:font-family-generic="swiss"/>
    <style:font-face style:name="Sans-serif" svg:font-family="Sans-serif" style:font-family-generic="swis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text-properties style:font-name="Sans-serif" fo:font-family="Sans-serif" style:font-family-generic="swiss" fo:font-size="11pt" fo:font-weight="normal" style:font-size-asian="9.60000038146973pt" style:font-weight-asian="normal" style:font-size-complex="11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69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6:10:18.355000000</meta:creation-date>
    <meta:generator>LibreOffice/7.2.1.2$Windows_X86_64 LibreOffice_project/87b77fad49947c1441b67c559c339af8f3517e22</meta:generator>
    <dc:date>2022-03-01T14:11:02.254000000</dc:date>
    <meta:editing-duration>PT1H46M33S</meta:editing-duration>
    <meta:editing-cycles>31</meta:editing-cycles>
    <meta:document-statistic meta:table-count="0" meta:image-count="0" meta:object-count="0" meta:page-count="9" meta:paragraph-count="250" meta:word-count="1991" meta:character-count="14023" meta:non-whitespace-character-count="11900"/>
  </office:meta>
</office:document-meta>
</file>